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13.34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58.55mm" svg:height="221.26mm" svg:x="200.23mm" svg:y="0mm">
            <loext:p draw:notify-on-update-of-ranges="Sheet1.W5:Sheet1.W6 Sheet1.W2:Sheet1.W2 Sheet1.X5:Sheet1.X6 Sheet1.Q16:Sheet1.Q17 Sheet1.Q14:Sheet1.Q14 Sheet1.R16:Sheet1.R17 Sheet1.N16:Sheet1.N17 Sheet1.N14:Sheet1.N14 Sheet1.O16:Sheet1.O17 Sheet1.T5:Sheet1.T6 Sheet1.T3:Sheet1.T3 Sheet1.U5:Sheet1.U6 Sheet1.Q10:Sheet1.Q11 Sheet1.Q8:Sheet1.Q8 Sheet1.R10:Sheet1.R11 Sheet1.N10:Sheet1.N11 Sheet1.N8:Sheet1.N8 Sheet1.O10:Sheet1.O11 Sheet1.Q5:Sheet1.Q6 Sheet1.Q3:Sheet1.Q3 Sheet1.R5:Sheet1.R6 Sheet1.N5:Sheet1.N6 Sheet1.N3:Sheet1.N3 Sheet1.O5:Sheet1.O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Input values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orange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bo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min</text:p>
          </table:table-cell>
          <table:table-cell table:formula="of:=(([.B2]-[.B3])/[.L4])+[.B3]" office:value-type="float" office:value="0.62631434988042" calcext:value-type="float">
            <text:p>0.6263143499</text:p>
          </table:table-cell>
          <table:table-cell table:number-columns-repeated="4"/>
          <table:table-cell table:style-name="ce3" office:value-type="string" calcext:value-type="string">
            <text:p>Normal Faulting Bounds</text:p>
          </table:table-cell>
          <table:table-cell table:number-columns-repeated="2"/>
          <table:table-cell table:style-name="ce3" office:value-type="string" calcext:value-type="string">
            <text:p>Reverse Faulting Bounds</text:p>
          </table:table-cell>
          <table:table-cell table:number-columns-repeated="2"/>
          <table:table-cell table:style-name="ce3" office:value-type="string" calcext:value-type="string">
            <text:p>SlipStrike Faulting Bounds</text:p>
          </table:table-cell>
          <table:table-cell table:number-columns-repeated="2"/>
          <table:table-cell table:style-name="ce3" office:value-type="string" calcext:value-type="string">
            <text:p>ShMin=ShMax</text:p>
          </table:table-cell>
          <table:table-cell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T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max</text:p>
          </table:table-cell>
          <table:table-cell table:formula="of:=[.L4]*([.B2]-[.B3])+[.B3]" office:value-type="float" office:value="2.16568565011958" calcext:value-type="float">
            <text:p>2.1656856501</text:p>
          </table:table-cell>
          <table:table-cell/>
          <table:table-cell office:value-type="string" calcext:value-type="string">
            <text:p>2Thetab</text:p>
          </table:table-cell>
          <table:table-cell table:formula="of:=PI()-[.E2]" office:value-type="float" office:value="3.14159265358979" calcext:value-type="float">
            <text:p>3.1415926536</text:p>
          </table:table-cell>
          <table:table-cell/>
          <table:table-cell table:style-name="ce4" office:value-type="string" calcext:value-type="string">
            <text:p>NF Shmin Lower Limit</text:p>
          </table:table-cell>
          <table:table-cell table:number-columns-repeated="2"/>
          <table:table-cell table:style-name="ce4" office:value-type="string" calcext:value-type="string">
            <text:p>RF shmin Lower Limit</text:p>
          </table:table-cell>
          <table:table-cell table:number-columns-repeated="2"/>
          <table:table-cell table:style-name="ce4" office:value-type="string" calcext:value-type="string">
            <text:p>SS ShMax Upper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Ceff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3.1 parameter</text:p>
          </table:table-cell>
          <table:table-cell table:style-name="ce2" table:formula="of:=(SQRT([.B4]^2+1)+[.B4])^2" office:value-type="float" office:value="3.11942845476287" calcext:value-type="float">
            <text:p>3.12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 P</text:p>
          </table:table-cell>
          <table:table-cell table:style-name="Default" office:value-type="float" office:value="0.15" calcext:value-type="float">
            <text:p>0.15</text:p>
          </table:table-cell>
          <table:table-cell table:number-columns-repeated="5"/>
          <table:table-cell office:value-type="string" calcext:value-type="string">
            <text:p>Slipe strike Grad</text:p>
          </table:table-cell>
          <table:table-cell table:formula="of:=([.D10]-[.F10])/([.F10]-[.B10])" office:value-type="float" office:value="3.11942845476287" calcext:value-type="float">
            <text:p>3.1194284548</text:p>
          </table:table-cell>
          <table:table-cell/>
          <table:table-cell table:formula="of:=[.$B$10]" office:value-type="float" office:value="0.62631434988042" calcext:value-type="float">
            <text:p>0.6263143499</text:p>
          </table:table-cell>
          <table:table-cell table:formula="of:=[.$B$10]" office:value-type="float" office:value="0.62631434988042" calcext:value-type="float">
            <text:p>0.6263143499</text:p>
          </table:table-cell>
          <table:table-cell/>
          <table:table-cell table:formula="of:=[.$F$10]" office:value-type="float" office:value="1" calcext:value-type="float">
            <text:p>1</text:p>
          </table:table-cell>
          <table:table-cell table:style-name="ce1" table:formula="of:=[.$F$10]" office:value-type="float" office:value="1" calcext:value-type="float">
            <text:p>1</text:p>
          </table:table-cell>
          <table:table-cell/>
          <table:table-cell table:formula="of:=[.$B$10]" office:value-type="float" office:value="0.62631434988042" calcext:value-type="float">
            <text:p>0.6263143499</text:p>
          </table:table-cell>
          <table:table-cell table:formula="of:=IF([.T5]&lt;[.$B$10];[.$F$10];IF([.T5]&gt;[.$F$10];[.$D$10];[.$L$5]*([.T5]-[.$B$10])+[.$F$10]))" office:value-type="float" office:value="1" calcext:value-type="float">
            <text:p>1</text:p>
          </table:table-cell>
          <table:table-cell/>
          <table:table-cell table:formula="of:=[.B10]" office:value-type="float" office:value="0.62631434988042" calcext:value-type="float">
            <text:p>0.6263143499</text:p>
          </table:table-cell>
          <table:table-cell table:formula="of:=[.W5]" office:value-type="float" office:value="0.62631434988042" calcext:value-type="float">
            <text:p>0.6263143499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Sigma 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  <table:table-cell table:formula="of:=[.$B$10]" office:value-type="float" office:value="0.62631434988042" calcext:value-type="float">
            <text:p>0.6263143499</text:p>
          </table:table-cell>
          <table:table-cell table:formula="of:=[.$F$10]" office:value-type="float" office:value="1" calcext:value-type="float">
            <text:p>1</text:p>
          </table:table-cell>
          <table:table-cell/>
          <table:table-cell table:formula="of:=[.$F$10]" office:value-type="float" office:value="1" calcext:value-type="float">
            <text:p>1</text:p>
          </table:table-cell>
          <table:table-cell table:style-name="ce1" table:formula="of:=[.$D$10]" office:value-type="float" office:value="2.16568565011958" calcext:value-type="float">
            <text:p>2.1656856501</text:p>
          </table:table-cell>
          <table:table-cell/>
          <table:table-cell table:formula="of:=[.$F$10]" office:value-type="float" office:value="1" calcext:value-type="float">
            <text:p>1</text:p>
          </table:table-cell>
          <table:table-cell table:formula="of:=IF([.T6]&lt;[.$B$10];[.$F$10];IF([.T6]&gt;[.$F$10];[.$D$10];[.$L$5]*([.T6]-[.$B$10])+[.$F$10]))" office:value-type="float" office:value="2.16568565011958" calcext:value-type="float">
            <text:p>2.1656856501</text:p>
          </table:table-cell>
          <table:table-cell/>
          <table:table-cell table:formula="of:=[.D10]" office:value-type="float" office:value="2.16568565011958" calcext:value-type="float">
            <text:p>2.1656856501</text:p>
          </table:table-cell>
          <table:table-cell table:formula="of:=[.W6]" office:value-type="float" office:value="2.16568565011958" calcext:value-type="float">
            <text:p>2.1656856501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ce4" office:value-type="string" calcext:value-type="string">
            <text:p>NF ShMax Upper Limit</text:p>
          </table:table-cell>
          <table:table-cell table:number-columns-repeated="2"/>
          <table:table-cell table:style-name="ce4" office:value-type="string" calcext:value-type="string">
            <text:p>RF ShMax Upper Limi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min lower bound</text:p>
          </table:table-cell>
          <table:table-cell table:formula="of:=[.I2]" office:value-type="float" office:value="0.62631434988042" calcext:value-type="float">
            <text:p>0.6263143499</text:p>
          </table:table-cell>
          <table:table-cell office:value-type="string" calcext:value-type="string">
            <text:p>Shmax upper Bound</text:p>
          </table:table-cell>
          <table:table-cell table:formula="of:=[.I3]" office:value-type="float" office:value="2.16568565011958" calcext:value-type="float">
            <text:p>2.1656856501</text:p>
          </table:table-cell>
          <table:table-cell table:style-name="Default" office:value-type="string" calcext:value-type="string">
            <text:p>sv</text:p>
          </table:table-cell>
          <table:table-cell table:formula="of:=[.B2]" office:value-type="float" office:value="1" calcext:value-type="float">
            <text:p>1</text:p>
          </table:table-cell>
          <table:table-cell table:number-columns-repeated="7"/>
          <table:table-cell table:formula="of:=IF([.A17]&lt;[.$B$10];[.$B$10];IF([.A17]&gt;[.$F$10];[.$F$10];[.A17]))" office:value-type="float" office:value="0.62631434988042" calcext:value-type="float">
            <text:p>0.6263143499</text:p>
          </table:table-cell>
          <table:table-cell table:formula="of:=[.$F$10]" office:value-type="float" office:value="1" calcext:value-type="float">
            <text:p>1</text:p>
          </table:table-cell>
          <table:table-cell/>
          <table:table-cell table:formula="of:=[.$F$10]" office:value-type="float" office:value="1" calcext:value-type="float">
            <text:p>1</text:p>
          </table:table-cell>
          <table:table-cell table:formula="of:=[.$D$10]" office:value-type="float" office:value="2.16568565011958" calcext:value-type="float">
            <text:p>2.165685650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formula="of:=[.$F$10]" office:value-type="float" office:value="1" calcext:value-type="float">
            <text:p>1</text:p>
          </table:table-cell>
          <table:table-cell table:formula="of:=[.$F$10]" office:value-type="float" office:value="1" calcext:value-type="float">
            <text:p>1</text:p>
          </table:table-cell>
          <table:table-cell/>
          <table:table-cell table:formula="of:=[.$D$10]" office:value-type="float" office:value="2.16568565011958" calcext:value-type="float">
            <text:p>2.1656856501</text:p>
          </table:table-cell>
          <table:table-cell table:formula="of:=[.$D$10]" office:value-type="float" office:value="2.16568565011958" calcext:value-type="float">
            <text:p>2.1656856501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Wellbore Breakout</text:p>
          </table:table-cell>
          <table:table-cell table:number-columns-repeated="2"/>
          <table:table-cell office:value-type="string" calcext:value-type="string">
            <text:p>Tensile Fail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min (psi/ft)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Wellbore Breakout</text:p>
          </table:table-cell>
          <table:table-cell table:style-name="Default"/>
          <table:table-cell office:value-type="string" calcext:value-type="string">
            <text:p>Tensile Failure</text:p>
          </table:table-cell>
          <table:table-cell table:number-columns-repeated="7"/>
          <table:table-cell table:formula="of:=[.N5]" office:value-type="float" office:value="0.62631434988042" calcext:value-type="float">
            <text:p>0.6263143499</text:p>
          </table:table-cell>
          <table:table-cell table:style-name="ce1" table:formula="of:=(([.$E$4]+2*[.$B$3]+[.$E$5]+[.$E$6])-[.N16]*(1+2*COS([.$L$3])))/(1-2*COS([.$L$3]))" office:value-type="float" office:value="1.89210478329347" calcext:value-type="float">
            <text:p>1.8921047833</text:p>
          </table:table-cell>
          <table:table-cell/>
          <table:table-cell table:formula="of:=[.W5]" office:value-type="float" office:value="0.62631434988042" calcext:value-type="float">
            <text:p>0.6263143499</text:p>
          </table:table-cell>
          <table:table-cell table:style-name="ce1" table:formula="of:=3*[.Q16]-2*[.$B$3]-[.$E$5]-[.$E$3]-[.$E$6]" office:value-type="float" office:value="0.828943049641261" calcext:value-type="float">
            <text:p>0.8289430496</text:p>
          </table:table-cell>
          <table:table-cell table:number-columns-repeated="6"/>
        </table:table-row>
        <table:table-row table:style-name="ro1">
          <table:table-cell table:formula="of:=[.B10]-0.2" office:value-type="float" office:value="0.42631434988042" calcext:value-type="float">
            <text:p>0.4263143499</text:p>
          </table:table-cell>
          <table:table-cell/>
          <table:table-cell table:formula="of:=IF([.A17]&lt;[.$B$10];null;IF((([.$E$4]+2*[.$B$3]+[.$E$5]+[.$E$6])-[.A17]*(1+2*COS([.$L$3])))/(1-2*COS([.$L$3]))&gt;[.$D$10];null;[.A17]))" office:value-type="string" office:string-value="" calcext:value-type="error">
            <text:p>#NAME?</text:p>
          </table:table-cell>
          <table:table-cell table:formula="of:=(([.$E$4]+2*[.$B$3]+[.$E$5]+[.$E$6])-[.C17]*(1+2*COS([.$L$3])))/(1-2*COS([.$L$3]))" office:value-type="string" office:string-value="" calcext:value-type="error">
            <text:p>#NAME?</text:p>
          </table:table-cell>
          <table:table-cell table:formula="of:=IF([.A17]&lt;[.$B$10];null;IF(3*[.A17]-2*[.$B$3]-[.$E$5]-[.$E$3]-[.$E$6]&gt;[.$D$10];null;[.A17]))" office:value-type="string" office:string-value="" calcext:value-type="error">
            <text:p>#NAME?</text:p>
          </table:table-cell>
          <table:table-cell table:formula="of:=3*[.E17]-2*[.$B$3]-[.$E$5]-[.$E$3]-[.$E$6]" office:value-type="string" office:string-value="" calcext:value-type="error">
            <text:p>#NAME?</text:p>
          </table:table-cell>
          <table:table-cell table:number-columns-repeated="7"/>
          <table:table-cell table:formula="of:=[.U6]" office:value-type="float" office:value="2.16568565011958" calcext:value-type="float">
            <text:p>2.1656856501</text:p>
          </table:table-cell>
          <table:table-cell table:style-name="ce1" table:formula="of:=(([.$E$4]+2*[.$B$3]+[.$E$5]+[.$E$6])-[.N17]*(1+2*COS([.$L$3])))/(1-2*COS([.$L$3]))" office:value-type="float" office:value="2.40522855003986" calcext:value-type="float">
            <text:p>2.40522855</text:p>
          </table:table-cell>
          <table:table-cell/>
          <table:table-cell table:formula="of:=[.W6]" office:value-type="float" office:value="2.16568565011958" calcext:value-type="float">
            <text:p>2.1656856501</text:p>
          </table:table-cell>
          <table:table-cell table:style-name="ce1" table:formula="of:=3*[.Q17]-2*[.$B$3]-[.$E$5]-[.$E$3]-[.$E$6]" office:value-type="float" office:value="5.44705695035874" calcext:value-type="float">
            <text:p>5.4470569504</text:p>
          </table:table-cell>
          <table:table-cell table:number-columns-repeated="6"/>
        </table:table-row>
        <table:table-row table:style-name="ro1">
          <table:table-cell table:formula="of:=[.A17]+[.$B$6]" office:value-type="float" office:value="0.45631434988042" calcext:value-type="float">
            <text:p>0.4563143499</text:p>
          </table:table-cell>
          <table:table-cell/>
          <table:table-cell table:formula="of:=IF([.A18]&lt;[.$B$10];null;IF((([.$E$4]+2*[.$B$3]+[.$E$5]+[.$E$6])-[.A18]*(1+2*COS([.$L$3])))/(1-2*COS([.$L$3]))&gt;[.$D$10];null;[.A18]))" office:value-type="string" office:string-value="" calcext:value-type="error">
            <text:p>#NAME?</text:p>
          </table:table-cell>
          <table:table-cell table:formula="of:=(([.$E$4]+2*[.$B$3]+[.$E$5]+[.$E$6])-[.C18]*(1+2*COS([.$L$3])))/(1-2*COS([.$L$3]))" office:value-type="string" office:string-value="" calcext:value-type="error">
            <text:p>#NAME?</text:p>
          </table:table-cell>
          <table:table-cell table:formula="of:=IF([.A18]&lt;[.$B$10];null;IF(3*[.A18]-2*[.$B$3]-[.$E$5]-[.$E$3]-[.$E$6]&gt;[.$D$10];null;[.A18]))" office:value-type="string" office:string-value="" calcext:value-type="error">
            <text:p>#NAME?</text:p>
          </table:table-cell>
          <table:table-cell table:formula="of:=3*[.E18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18]+[.$B$6]" office:value-type="float" office:value="0.48631434988042" calcext:value-type="float">
            <text:p>0.4863143499</text:p>
          </table:table-cell>
          <table:table-cell/>
          <table:table-cell table:formula="of:=IF([.A19]&lt;[.$B$10];null;IF((([.$E$4]+2*[.$B$3]+[.$E$5]+[.$E$6])-[.A19]*(1+2*COS([.$L$3])))/(1-2*COS([.$L$3]))&gt;[.$D$10];null;[.A19]))" office:value-type="string" office:string-value="" calcext:value-type="error">
            <text:p>#NAME?</text:p>
          </table:table-cell>
          <table:table-cell table:formula="of:=(([.$E$4]+2*[.$B$3]+[.$E$5]+[.$E$6])-[.C19]*(1+2*COS([.$L$3])))/(1-2*COS([.$L$3]))" office:value-type="string" office:string-value="" calcext:value-type="error">
            <text:p>#NAME?</text:p>
          </table:table-cell>
          <table:table-cell table:formula="of:=IF([.A19]&lt;[.$B$10];null;IF(3*[.A19]-2*[.$B$3]-[.$E$5]-[.$E$3]-[.$E$6]&gt;[.$D$10];null;[.A19]))" office:value-type="string" office:string-value="" calcext:value-type="error">
            <text:p>#NAME?</text:p>
          </table:table-cell>
          <table:table-cell table:formula="of:=3*[.E19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19]+[.$B$6]" office:value-type="float" office:value="0.51631434988042" calcext:value-type="float">
            <text:p>0.5163143499</text:p>
          </table:table-cell>
          <table:table-cell/>
          <table:table-cell table:formula="of:=IF([.A20]&lt;[.$B$10];null;IF((([.$E$4]+2*[.$B$3]+[.$E$5]+[.$E$6])-[.A20]*(1+2*COS([.$L$3])))/(1-2*COS([.$L$3]))&gt;[.$D$10];null;[.A20]))" office:value-type="string" office:string-value="" calcext:value-type="error">
            <text:p>#NAME?</text:p>
          </table:table-cell>
          <table:table-cell table:formula="of:=(([.$E$4]+2*[.$B$3]+[.$E$5]+[.$E$6])-[.C20]*(1+2*COS([.$L$3])))/(1-2*COS([.$L$3]))" office:value-type="string" office:string-value="" calcext:value-type="error">
            <text:p>#NAME?</text:p>
          </table:table-cell>
          <table:table-cell table:formula="of:=IF([.A20]&lt;[.$B$10];null;IF(3*[.A20]-2*[.$B$3]-[.$E$5]-[.$E$3]-[.$E$6]&gt;[.$D$10];null;[.A20]))" office:value-type="string" office:string-value="" calcext:value-type="error">
            <text:p>#NAME?</text:p>
          </table:table-cell>
          <table:table-cell table:formula="of:=3*[.E20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20]+[.$B$6]" office:value-type="float" office:value="0.54631434988042" calcext:value-type="float">
            <text:p>0.5463143499</text:p>
          </table:table-cell>
          <table:table-cell/>
          <table:table-cell table:formula="of:=IF([.A21]&lt;[.$B$10];null;IF((([.$E$4]+2*[.$B$3]+[.$E$5]+[.$E$6])-[.A21]*(1+2*COS([.$L$3])))/(1-2*COS([.$L$3]))&gt;[.$D$10];null;[.A21]))" office:value-type="string" office:string-value="" calcext:value-type="error">
            <text:p>#NAME?</text:p>
          </table:table-cell>
          <table:table-cell table:formula="of:=(([.$E$4]+2*[.$B$3]+[.$E$5]+[.$E$6])-[.C21]*(1+2*COS([.$L$3])))/(1-2*COS([.$L$3]))" office:value-type="string" office:string-value="" calcext:value-type="error">
            <text:p>#NAME?</text:p>
          </table:table-cell>
          <table:table-cell table:formula="of:=IF([.A21]&lt;[.$B$10];null;IF(3*[.A21]-2*[.$B$3]-[.$E$5]-[.$E$3]-[.$E$6]&gt;[.$D$10];null;[.A21]))" office:value-type="string" office:string-value="" calcext:value-type="error">
            <text:p>#NAME?</text:p>
          </table:table-cell>
          <table:table-cell table:formula="of:=3*[.E21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21]+[.$B$6]" office:value-type="float" office:value="0.57631434988042" calcext:value-type="float">
            <text:p>0.5763143499</text:p>
          </table:table-cell>
          <table:table-cell/>
          <table:table-cell table:formula="of:=IF([.A22]&lt;[.$B$10];null;IF((([.$E$4]+2*[.$B$3]+[.$E$5]+[.$E$6])-[.A22]*(1+2*COS([.$L$3])))/(1-2*COS([.$L$3]))&gt;[.$D$10];null;[.A22]))" office:value-type="string" office:string-value="" calcext:value-type="error">
            <text:p>#NAME?</text:p>
          </table:table-cell>
          <table:table-cell table:formula="of:=(([.$E$4]+2*[.$B$3]+[.$E$5]+[.$E$6])-[.C22]*(1+2*COS([.$L$3])))/(1-2*COS([.$L$3]))" office:value-type="string" office:string-value="" calcext:value-type="error">
            <text:p>#NAME?</text:p>
          </table:table-cell>
          <table:table-cell table:formula="of:=IF([.A22]&lt;[.$B$10];null;IF(3*[.A22]-2*[.$B$3]-[.$E$5]-[.$E$3]-[.$E$6]&gt;[.$D$10];null;[.A22]))" office:value-type="string" office:string-value="" calcext:value-type="error">
            <text:p>#NAME?</text:p>
          </table:table-cell>
          <table:table-cell table:formula="of:=3*[.E22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22]+[.$B$6]" office:value-type="float" office:value="0.60631434988042" calcext:value-type="float">
            <text:p>0.6063143499</text:p>
          </table:table-cell>
          <table:table-cell/>
          <table:table-cell table:formula="of:=IF([.A23]&lt;[.$B$10];null;IF((([.$E$4]+2*[.$B$3]+[.$E$5]+[.$E$6])-[.A23]*(1+2*COS([.$L$3])))/(1-2*COS([.$L$3]))&gt;[.$D$10];null;[.A23]))" office:value-type="string" office:string-value="" calcext:value-type="error">
            <text:p>#NAME?</text:p>
          </table:table-cell>
          <table:table-cell table:formula="of:=(([.$E$4]+2*[.$B$3]+[.$E$5]+[.$E$6])-[.C23]*(1+2*COS([.$L$3])))/(1-2*COS([.$L$3]))" office:value-type="string" office:string-value="" calcext:value-type="error">
            <text:p>#NAME?</text:p>
          </table:table-cell>
          <table:table-cell table:formula="of:=IF([.A23]&lt;[.$B$10];null;IF(3*[.A23]-2*[.$B$3]-[.$E$5]-[.$E$3]-[.$E$6]&gt;[.$D$10];null;[.A23]))" office:value-type="string" office:string-value="" calcext:value-type="error">
            <text:p>#NAME?</text:p>
          </table:table-cell>
          <table:table-cell table:formula="of:=3*[.E23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23]+[.$B$6]" office:value-type="float" office:value="0.63631434988042" calcext:value-type="float">
            <text:p>0.6363143499</text:p>
          </table:table-cell>
          <table:table-cell/>
          <table:table-cell table:formula="of:=IF([.A24]&lt;[.$B$10];null;IF((([.$E$4]+2*[.$B$3]+[.$E$5]+[.$E$6])-[.A24]*(1+2*COS([.$L$3])))/(1-2*COS([.$L$3]))&gt;[.$D$10];null;[.A24]))" office:value-type="float" office:value="0.63631434988042" calcext:value-type="float">
            <text:p>0.6363143499</text:p>
          </table:table-cell>
          <table:table-cell table:formula="of:=(([.$E$4]+2*[.$B$3]+[.$E$5]+[.$E$6])-[.C24]*(1+2*COS([.$L$3])))/(1-2*COS([.$L$3]))" office:value-type="float" office:value="1.89543811662681" calcext:value-type="float">
            <text:p>1.8954381166</text:p>
          </table:table-cell>
          <table:table-cell table:formula="of:=IF([.A24]&lt;[.$B$10];null;IF(3*[.A24]-2*[.$B$3]-[.$E$5]-[.$E$3]-[.$E$6]&gt;[.$D$10];null;[.A24]))" office:value-type="float" office:value="0.63631434988042" calcext:value-type="float">
            <text:p>0.6363143499</text:p>
          </table:table-cell>
          <table:table-cell table:formula="of:=3*[.E24]-2*[.$B$3]-[.$E$5]-[.$E$3]-[.$E$6]" office:value-type="float" office:value="0.858943049641261" calcext:value-type="float">
            <text:p>0.8589430496</text:p>
          </table:table-cell>
          <table:table-cell table:number-columns-repeated="18"/>
        </table:table-row>
        <table:table-row table:style-name="ro1">
          <table:table-cell table:formula="of:=[.A24]+[.$B$6]" office:value-type="float" office:value="0.666314349880421" calcext:value-type="float">
            <text:p>0.6663143499</text:p>
          </table:table-cell>
          <table:table-cell/>
          <table:table-cell table:formula="of:=IF([.A25]&lt;[.$B$10];null;IF((([.$E$4]+2*[.$B$3]+[.$E$5]+[.$E$6])-[.A25]*(1+2*COS([.$L$3])))/(1-2*COS([.$L$3]))&gt;[.$D$10];null;[.A25]))" office:value-type="float" office:value="0.666314349880421" calcext:value-type="float">
            <text:p>0.6663143499</text:p>
          </table:table-cell>
          <table:table-cell table:formula="of:=(([.$E$4]+2*[.$B$3]+[.$E$5]+[.$E$6])-[.C25]*(1+2*COS([.$L$3])))/(1-2*COS([.$L$3]))" office:value-type="float" office:value="1.90543811662681" calcext:value-type="float">
            <text:p>1.9054381166</text:p>
          </table:table-cell>
          <table:table-cell table:formula="of:=IF([.A25]&lt;[.$B$10];null;IF(3*[.A25]-2*[.$B$3]-[.$E$5]-[.$E$3]-[.$E$6]&gt;[.$D$10];null;[.A25]))" office:value-type="float" office:value="0.666314349880421" calcext:value-type="float">
            <text:p>0.6663143499</text:p>
          </table:table-cell>
          <table:table-cell table:formula="of:=3*[.E25]-2*[.$B$3]-[.$E$5]-[.$E$3]-[.$E$6]" office:value-type="float" office:value="0.948943049641261" calcext:value-type="float">
            <text:p>0.9489430496</text:p>
          </table:table-cell>
          <table:table-cell table:number-columns-repeated="18"/>
        </table:table-row>
        <table:table-row table:style-name="ro1">
          <table:table-cell table:formula="of:=[.A25]+[.$B$6]" office:value-type="float" office:value="0.696314349880421" calcext:value-type="float">
            <text:p>0.6963143499</text:p>
          </table:table-cell>
          <table:table-cell/>
          <table:table-cell table:formula="of:=IF([.A26]&lt;[.$B$10];null;IF((([.$E$4]+2*[.$B$3]+[.$E$5]+[.$E$6])-[.A26]*(1+2*COS([.$L$3])))/(1-2*COS([.$L$3]))&gt;[.$D$10];null;[.A26]))" office:value-type="float" office:value="0.696314349880421" calcext:value-type="float">
            <text:p>0.6963143499</text:p>
          </table:table-cell>
          <table:table-cell table:formula="of:=(([.$E$4]+2*[.$B$3]+[.$E$5]+[.$E$6])-[.C26]*(1+2*COS([.$L$3])))/(1-2*COS([.$L$3]))" office:value-type="float" office:value="1.91543811662681" calcext:value-type="float">
            <text:p>1.9154381166</text:p>
          </table:table-cell>
          <table:table-cell table:formula="of:=IF([.A26]&lt;[.$B$10];null;IF(3*[.A26]-2*[.$B$3]-[.$E$5]-[.$E$3]-[.$E$6]&gt;[.$D$10];null;[.A26]))" office:value-type="float" office:value="0.696314349880421" calcext:value-type="float">
            <text:p>0.6963143499</text:p>
          </table:table-cell>
          <table:table-cell table:formula="of:=3*[.E26]-2*[.$B$3]-[.$E$5]-[.$E$3]-[.$E$6]" office:value-type="float" office:value="1.03894304964126" calcext:value-type="float">
            <text:p>1.0389430496</text:p>
          </table:table-cell>
          <table:table-cell table:number-columns-repeated="18"/>
        </table:table-row>
        <table:table-row table:style-name="ro1">
          <table:table-cell table:formula="of:=[.A26]+[.$B$6]" office:value-type="float" office:value="0.726314349880421" calcext:value-type="float">
            <text:p>0.7263143499</text:p>
          </table:table-cell>
          <table:table-cell/>
          <table:table-cell table:formula="of:=IF([.A27]&lt;[.$B$10];null;IF((([.$E$4]+2*[.$B$3]+[.$E$5]+[.$E$6])-[.A27]*(1+2*COS([.$L$3])))/(1-2*COS([.$L$3]))&gt;[.$D$10];null;[.A27]))" office:value-type="float" office:value="0.726314349880421" calcext:value-type="float">
            <text:p>0.7263143499</text:p>
          </table:table-cell>
          <table:table-cell table:formula="of:=(([.$E$4]+2*[.$B$3]+[.$E$5]+[.$E$6])-[.C27]*(1+2*COS([.$L$3])))/(1-2*COS([.$L$3]))" office:value-type="float" office:value="1.92543811662681" calcext:value-type="float">
            <text:p>1.9254381166</text:p>
          </table:table-cell>
          <table:table-cell table:formula="of:=IF([.A27]&lt;[.$B$10];null;IF(3*[.A27]-2*[.$B$3]-[.$E$5]-[.$E$3]-[.$E$6]&gt;[.$D$10];null;[.A27]))" office:value-type="float" office:value="0.726314349880421" calcext:value-type="float">
            <text:p>0.7263143499</text:p>
          </table:table-cell>
          <table:table-cell table:formula="of:=3*[.E27]-2*[.$B$3]-[.$E$5]-[.$E$3]-[.$E$6]" office:value-type="float" office:value="1.12894304964126" calcext:value-type="float">
            <text:p>1.1289430496</text:p>
          </table:table-cell>
          <table:table-cell table:number-columns-repeated="18"/>
        </table:table-row>
        <table:table-row table:style-name="ro1">
          <table:table-cell table:formula="of:=[.A27]+[.$B$6]" office:value-type="float" office:value="0.756314349880421" calcext:value-type="float">
            <text:p>0.7563143499</text:p>
          </table:table-cell>
          <table:table-cell/>
          <table:table-cell table:formula="of:=IF([.A28]&lt;[.$B$10];null;IF((([.$E$4]+2*[.$B$3]+[.$E$5]+[.$E$6])-[.A28]*(1+2*COS([.$L$3])))/(1-2*COS([.$L$3]))&gt;[.$D$10];null;[.A28]))" office:value-type="float" office:value="0.756314349880421" calcext:value-type="float">
            <text:p>0.7563143499</text:p>
          </table:table-cell>
          <table:table-cell table:formula="of:=(([.$E$4]+2*[.$B$3]+[.$E$5]+[.$E$6])-[.C28]*(1+2*COS([.$L$3])))/(1-2*COS([.$L$3]))" office:value-type="float" office:value="1.93543811662681" calcext:value-type="float">
            <text:p>1.9354381166</text:p>
          </table:table-cell>
          <table:table-cell table:formula="of:=IF([.A28]&lt;[.$B$10];null;IF(3*[.A28]-2*[.$B$3]-[.$E$5]-[.$E$3]-[.$E$6]&gt;[.$D$10];null;[.A28]))" office:value-type="float" office:value="0.756314349880421" calcext:value-type="float">
            <text:p>0.7563143499</text:p>
          </table:table-cell>
          <table:table-cell table:formula="of:=3*[.E28]-2*[.$B$3]-[.$E$5]-[.$E$3]-[.$E$6]" office:value-type="float" office:value="1.21894304964126" calcext:value-type="float">
            <text:p>1.2189430496</text:p>
          </table:table-cell>
          <table:table-cell table:number-columns-repeated="18"/>
        </table:table-row>
        <table:table-row table:style-name="ro1">
          <table:table-cell table:formula="of:=[.A28]+[.$B$6]" office:value-type="float" office:value="0.786314349880421" calcext:value-type="float">
            <text:p>0.7863143499</text:p>
          </table:table-cell>
          <table:table-cell/>
          <table:table-cell table:formula="of:=IF([.A29]&lt;[.$B$10];null;IF((([.$E$4]+2*[.$B$3]+[.$E$5]+[.$E$6])-[.A29]*(1+2*COS([.$L$3])))/(1-2*COS([.$L$3]))&gt;[.$D$10];null;[.A29]))" office:value-type="float" office:value="0.786314349880421" calcext:value-type="float">
            <text:p>0.7863143499</text:p>
          </table:table-cell>
          <table:table-cell table:formula="of:=(([.$E$4]+2*[.$B$3]+[.$E$5]+[.$E$6])-[.C29]*(1+2*COS([.$L$3])))/(1-2*COS([.$L$3]))" office:value-type="float" office:value="1.94543811662681" calcext:value-type="float">
            <text:p>1.9454381166</text:p>
          </table:table-cell>
          <table:table-cell table:formula="of:=IF([.A29]&lt;[.$B$10];null;IF(3*[.A29]-2*[.$B$3]-[.$E$5]-[.$E$3]-[.$E$6]&gt;[.$D$10];null;[.A29]))" office:value-type="float" office:value="0.786314349880421" calcext:value-type="float">
            <text:p>0.7863143499</text:p>
          </table:table-cell>
          <table:table-cell table:formula="of:=3*[.E29]-2*[.$B$3]-[.$E$5]-[.$E$3]-[.$E$6]" office:value-type="float" office:value="1.30894304964126" calcext:value-type="float">
            <text:p>1.3089430496</text:p>
          </table:table-cell>
          <table:table-cell table:number-columns-repeated="18"/>
        </table:table-row>
        <table:table-row table:style-name="ro1">
          <table:table-cell table:formula="of:=[.A29]+[.$B$6]" office:value-type="float" office:value="0.816314349880421" calcext:value-type="float">
            <text:p>0.8163143499</text:p>
          </table:table-cell>
          <table:table-cell/>
          <table:table-cell table:formula="of:=IF([.A30]&lt;[.$B$10];null;IF((([.$E$4]+2*[.$B$3]+[.$E$5]+[.$E$6])-[.A30]*(1+2*COS([.$L$3])))/(1-2*COS([.$L$3]))&gt;[.$D$10];null;[.A30]))" office:value-type="float" office:value="0.816314349880421" calcext:value-type="float">
            <text:p>0.8163143499</text:p>
          </table:table-cell>
          <table:table-cell table:formula="of:=(([.$E$4]+2*[.$B$3]+[.$E$5]+[.$E$6])-[.C30]*(1+2*COS([.$L$3])))/(1-2*COS([.$L$3]))" office:value-type="float" office:value="1.95543811662681" calcext:value-type="float">
            <text:p>1.9554381166</text:p>
          </table:table-cell>
          <table:table-cell table:formula="of:=IF([.A30]&lt;[.$B$10];null;IF(3*[.A30]-2*[.$B$3]-[.$E$5]-[.$E$3]-[.$E$6]&gt;[.$D$10];null;[.A30]))" office:value-type="float" office:value="0.816314349880421" calcext:value-type="float">
            <text:p>0.8163143499</text:p>
          </table:table-cell>
          <table:table-cell table:formula="of:=3*[.E30]-2*[.$B$3]-[.$E$5]-[.$E$3]-[.$E$6]" office:value-type="float" office:value="1.39894304964126" calcext:value-type="float">
            <text:p>1.3989430496</text:p>
          </table:table-cell>
          <table:table-cell table:number-columns-repeated="18"/>
        </table:table-row>
        <table:table-row table:style-name="ro1">
          <table:table-cell table:formula="of:=[.A30]+[.$B$6]" office:value-type="float" office:value="0.846314349880421" calcext:value-type="float">
            <text:p>0.8463143499</text:p>
          </table:table-cell>
          <table:table-cell/>
          <table:table-cell table:formula="of:=IF([.A31]&lt;[.$B$10];null;IF((([.$E$4]+2*[.$B$3]+[.$E$5]+[.$E$6])-[.A31]*(1+2*COS([.$L$3])))/(1-2*COS([.$L$3]))&gt;[.$D$10];null;[.A31]))" office:value-type="float" office:value="0.846314349880421" calcext:value-type="float">
            <text:p>0.8463143499</text:p>
          </table:table-cell>
          <table:table-cell table:formula="of:=(([.$E$4]+2*[.$B$3]+[.$E$5]+[.$E$6])-[.C31]*(1+2*COS([.$L$3])))/(1-2*COS([.$L$3]))" office:value-type="float" office:value="1.96543811662681" calcext:value-type="float">
            <text:p>1.9654381166</text:p>
          </table:table-cell>
          <table:table-cell table:formula="of:=IF([.A31]&lt;[.$B$10];null;IF(3*[.A31]-2*[.$B$3]-[.$E$5]-[.$E$3]-[.$E$6]&gt;[.$D$10];null;[.A31]))" office:value-type="float" office:value="0.846314349880421" calcext:value-type="float">
            <text:p>0.8463143499</text:p>
          </table:table-cell>
          <table:table-cell table:formula="of:=3*[.E31]-2*[.$B$3]-[.$E$5]-[.$E$3]-[.$E$6]" office:value-type="float" office:value="1.48894304964126" calcext:value-type="float">
            <text:p>1.4889430496</text:p>
          </table:table-cell>
          <table:table-cell table:number-columns-repeated="18"/>
        </table:table-row>
        <table:table-row table:style-name="ro1">
          <table:table-cell table:formula="of:=[.A31]+[.$B$6]" office:value-type="float" office:value="0.876314349880421" calcext:value-type="float">
            <text:p>0.8763143499</text:p>
          </table:table-cell>
          <table:table-cell/>
          <table:table-cell table:formula="of:=IF([.A32]&lt;[.$B$10];null;IF((([.$E$4]+2*[.$B$3]+[.$E$5]+[.$E$6])-[.A32]*(1+2*COS([.$L$3])))/(1-2*COS([.$L$3]))&gt;[.$D$10];null;[.A32]))" office:value-type="float" office:value="0.876314349880421" calcext:value-type="float">
            <text:p>0.8763143499</text:p>
          </table:table-cell>
          <table:table-cell table:formula="of:=(([.$E$4]+2*[.$B$3]+[.$E$5]+[.$E$6])-[.C32]*(1+2*COS([.$L$3])))/(1-2*COS([.$L$3]))" office:value-type="float" office:value="1.97543811662681" calcext:value-type="float">
            <text:p>1.9754381166</text:p>
          </table:table-cell>
          <table:table-cell table:formula="of:=IF([.A32]&lt;[.$B$10];null;IF(3*[.A32]-2*[.$B$3]-[.$E$5]-[.$E$3]-[.$E$6]&gt;[.$D$10];null;[.A32]))" office:value-type="float" office:value="0.876314349880421" calcext:value-type="float">
            <text:p>0.8763143499</text:p>
          </table:table-cell>
          <table:table-cell table:formula="of:=3*[.E32]-2*[.$B$3]-[.$E$5]-[.$E$3]-[.$E$6]" office:value-type="float" office:value="1.57894304964126" calcext:value-type="float">
            <text:p>1.5789430496</text:p>
          </table:table-cell>
          <table:table-cell table:number-columns-repeated="18"/>
        </table:table-row>
        <table:table-row table:style-name="ro1">
          <table:table-cell table:formula="of:=[.A32]+[.$B$6]" office:value-type="float" office:value="0.906314349880421" calcext:value-type="float">
            <text:p>0.9063143499</text:p>
          </table:table-cell>
          <table:table-cell/>
          <table:table-cell table:formula="of:=IF([.A33]&lt;[.$B$10];null;IF((([.$E$4]+2*[.$B$3]+[.$E$5]+[.$E$6])-[.A33]*(1+2*COS([.$L$3])))/(1-2*COS([.$L$3]))&gt;[.$D$10];null;[.A33]))" office:value-type="float" office:value="0.906314349880421" calcext:value-type="float">
            <text:p>0.9063143499</text:p>
          </table:table-cell>
          <table:table-cell table:formula="of:=(([.$E$4]+2*[.$B$3]+[.$E$5]+[.$E$6])-[.C33]*(1+2*COS([.$L$3])))/(1-2*COS([.$L$3]))" office:value-type="float" office:value="1.98543811662681" calcext:value-type="float">
            <text:p>1.9854381166</text:p>
          </table:table-cell>
          <table:table-cell table:formula="of:=IF([.A33]&lt;[.$B$10];null;IF(3*[.A33]-2*[.$B$3]-[.$E$5]-[.$E$3]-[.$E$6]&gt;[.$D$10];null;[.A33]))" office:value-type="float" office:value="0.906314349880421" calcext:value-type="float">
            <text:p>0.9063143499</text:p>
          </table:table-cell>
          <table:table-cell table:formula="of:=3*[.E33]-2*[.$B$3]-[.$E$5]-[.$E$3]-[.$E$6]" office:value-type="float" office:value="1.66894304964126" calcext:value-type="float">
            <text:p>1.6689430496</text:p>
          </table:table-cell>
          <table:table-cell table:number-columns-repeated="18"/>
        </table:table-row>
        <table:table-row table:style-name="ro1">
          <table:table-cell table:formula="of:=[.A33]+[.$B$6]" office:value-type="float" office:value="0.936314349880421" calcext:value-type="float">
            <text:p>0.9363143499</text:p>
          </table:table-cell>
          <table:table-cell/>
          <table:table-cell table:formula="of:=IF([.A34]&lt;[.$B$10];null;IF((([.$E$4]+2*[.$B$3]+[.$E$5]+[.$E$6])-[.A34]*(1+2*COS([.$L$3])))/(1-2*COS([.$L$3]))&gt;[.$D$10];null;[.A34]))" office:value-type="float" office:value="0.936314349880421" calcext:value-type="float">
            <text:p>0.9363143499</text:p>
          </table:table-cell>
          <table:table-cell table:formula="of:=(([.$E$4]+2*[.$B$3]+[.$E$5]+[.$E$6])-[.C34]*(1+2*COS([.$L$3])))/(1-2*COS([.$L$3]))" office:value-type="float" office:value="1.99543811662681" calcext:value-type="float">
            <text:p>1.9954381166</text:p>
          </table:table-cell>
          <table:table-cell table:formula="of:=IF([.A34]&lt;[.$B$10];null;IF(3*[.A34]-2*[.$B$3]-[.$E$5]-[.$E$3]-[.$E$6]&gt;[.$D$10];null;[.A34]))" office:value-type="float" office:value="0.936314349880421" calcext:value-type="float">
            <text:p>0.9363143499</text:p>
          </table:table-cell>
          <table:table-cell table:formula="of:=3*[.E34]-2*[.$B$3]-[.$E$5]-[.$E$3]-[.$E$6]" office:value-type="float" office:value="1.75894304964126" calcext:value-type="float">
            <text:p>1.7589430496</text:p>
          </table:table-cell>
          <table:table-cell table:number-columns-repeated="18"/>
        </table:table-row>
        <table:table-row table:style-name="ro1">
          <table:table-cell table:formula="of:=[.A34]+[.$B$6]" office:value-type="float" office:value="0.966314349880421" calcext:value-type="float">
            <text:p>0.9663143499</text:p>
          </table:table-cell>
          <table:table-cell/>
          <table:table-cell table:formula="of:=IF([.A35]&lt;[.$B$10];null;IF((([.$E$4]+2*[.$B$3]+[.$E$5]+[.$E$6])-[.A35]*(1+2*COS([.$L$3])))/(1-2*COS([.$L$3]))&gt;[.$D$10];null;[.A35]))" office:value-type="float" office:value="0.966314349880421" calcext:value-type="float">
            <text:p>0.9663143499</text:p>
          </table:table-cell>
          <table:table-cell table:formula="of:=(([.$E$4]+2*[.$B$3]+[.$E$5]+[.$E$6])-[.C35]*(1+2*COS([.$L$3])))/(1-2*COS([.$L$3]))" office:value-type="float" office:value="2.00543811662681" calcext:value-type="float">
            <text:p>2.0054381166</text:p>
          </table:table-cell>
          <table:table-cell table:formula="of:=IF([.A35]&lt;[.$B$10];null;IF(3*[.A35]-2*[.$B$3]-[.$E$5]-[.$E$3]-[.$E$6]&gt;[.$D$10];null;[.A35]))" office:value-type="float" office:value="0.966314349880421" calcext:value-type="float">
            <text:p>0.9663143499</text:p>
          </table:table-cell>
          <table:table-cell table:formula="of:=3*[.E35]-2*[.$B$3]-[.$E$5]-[.$E$3]-[.$E$6]" office:value-type="float" office:value="1.84894304964126" calcext:value-type="float">
            <text:p>1.8489430496</text:p>
          </table:table-cell>
          <table:table-cell table:number-columns-repeated="18"/>
        </table:table-row>
        <table:table-row table:style-name="ro1">
          <table:table-cell table:formula="of:=[.A35]+[.$B$6]" office:value-type="float" office:value="0.996314349880421" calcext:value-type="float">
            <text:p>0.9963143499</text:p>
          </table:table-cell>
          <table:table-cell/>
          <table:table-cell table:formula="of:=IF([.A36]&lt;[.$B$10];null;IF((([.$E$4]+2*[.$B$3]+[.$E$5]+[.$E$6])-[.A36]*(1+2*COS([.$L$3])))/(1-2*COS([.$L$3]))&gt;[.$D$10];null;[.A36]))" office:value-type="float" office:value="0.996314349880421" calcext:value-type="float">
            <text:p>0.9963143499</text:p>
          </table:table-cell>
          <table:table-cell table:formula="of:=(([.$E$4]+2*[.$B$3]+[.$E$5]+[.$E$6])-[.C36]*(1+2*COS([.$L$3])))/(1-2*COS([.$L$3]))" office:value-type="float" office:value="2.01543811662681" calcext:value-type="float">
            <text:p>2.0154381166</text:p>
          </table:table-cell>
          <table:table-cell table:formula="of:=IF([.A36]&lt;[.$B$10];null;IF(3*[.A36]-2*[.$B$3]-[.$E$5]-[.$E$3]-[.$E$6]&gt;[.$D$10];null;[.A36]))" office:value-type="float" office:value="0.996314349880421" calcext:value-type="float">
            <text:p>0.9963143499</text:p>
          </table:table-cell>
          <table:table-cell table:formula="of:=3*[.E36]-2*[.$B$3]-[.$E$5]-[.$E$3]-[.$E$6]" office:value-type="float" office:value="1.93894304964126" calcext:value-type="float">
            <text:p>1.9389430496</text:p>
          </table:table-cell>
          <table:table-cell table:number-columns-repeated="18"/>
        </table:table-row>
        <table:table-row table:style-name="ro1">
          <table:table-cell table:formula="of:=[.A36]+[.$B$6]" office:value-type="float" office:value="1.02631434988042" calcext:value-type="float">
            <text:p>1.0263143499</text:p>
          </table:table-cell>
          <table:table-cell/>
          <table:table-cell table:formula="of:=IF([.A37]&lt;[.$B$10];null;IF((([.$E$4]+2*[.$B$3]+[.$E$5]+[.$E$6])-[.A37]*(1+2*COS([.$L$3])))/(1-2*COS([.$L$3]))&gt;[.$D$10];null;[.A37]))" office:value-type="float" office:value="1.02631434988042" calcext:value-type="float">
            <text:p>1.0263143499</text:p>
          </table:table-cell>
          <table:table-cell table:formula="of:=(([.$E$4]+2*[.$B$3]+[.$E$5]+[.$E$6])-[.C37]*(1+2*COS([.$L$3])))/(1-2*COS([.$L$3]))" office:value-type="float" office:value="2.02543811662681" calcext:value-type="float">
            <text:p>2.0254381166</text:p>
          </table:table-cell>
          <table:table-cell table:formula="of:=IF([.A37]&lt;[.$B$10];null;IF(3*[.A37]-2*[.$B$3]-[.$E$5]-[.$E$3]-[.$E$6]&gt;[.$D$10];null;[.A37]))" office:value-type="float" office:value="1.02631434988042" calcext:value-type="float">
            <text:p>1.0263143499</text:p>
          </table:table-cell>
          <table:table-cell table:formula="of:=3*[.E37]-2*[.$B$3]-[.$E$5]-[.$E$3]-[.$E$6]" office:value-type="float" office:value="2.02894304964126" calcext:value-type="float">
            <text:p>2.0289430496</text:p>
          </table:table-cell>
          <table:table-cell table:number-columns-repeated="18"/>
        </table:table-row>
        <table:table-row table:style-name="ro1">
          <table:table-cell table:formula="of:=[.A37]+[.$B$6]" office:value-type="float" office:value="1.05631434988042" calcext:value-type="float">
            <text:p>1.0563143499</text:p>
          </table:table-cell>
          <table:table-cell/>
          <table:table-cell table:formula="of:=IF([.A38]&lt;[.$B$10];null;IF((([.$E$4]+2*[.$B$3]+[.$E$5]+[.$E$6])-[.A38]*(1+2*COS([.$L$3])))/(1-2*COS([.$L$3]))&gt;[.$D$10];null;[.A38]))" office:value-type="float" office:value="1.05631434988042" calcext:value-type="float">
            <text:p>1.0563143499</text:p>
          </table:table-cell>
          <table:table-cell table:formula="of:=(([.$E$4]+2*[.$B$3]+[.$E$5]+[.$E$6])-[.C38]*(1+2*COS([.$L$3])))/(1-2*COS([.$L$3]))" office:value-type="float" office:value="2.03543811662681" calcext:value-type="float">
            <text:p>2.0354381166</text:p>
          </table:table-cell>
          <table:table-cell table:formula="of:=IF([.A38]&lt;[.$B$10];null;IF(3*[.A38]-2*[.$B$3]-[.$E$5]-[.$E$3]-[.$E$6]&gt;[.$D$10];null;[.A38]))" office:value-type="float" office:value="1.05631434988042" calcext:value-type="float">
            <text:p>1.0563143499</text:p>
          </table:table-cell>
          <table:table-cell table:formula="of:=3*[.E38]-2*[.$B$3]-[.$E$5]-[.$E$3]-[.$E$6]" office:value-type="float" office:value="2.11894304964126" calcext:value-type="float">
            <text:p>2.1189430496</text:p>
          </table:table-cell>
          <table:table-cell table:number-columns-repeated="18"/>
        </table:table-row>
        <table:table-row table:style-name="ro1">
          <table:table-cell table:formula="of:=[.A38]+[.$B$6]" office:value-type="float" office:value="1.08631434988042" calcext:value-type="float">
            <text:p>1.0863143499</text:p>
          </table:table-cell>
          <table:table-cell/>
          <table:table-cell table:formula="of:=IF([.A39]&lt;[.$B$10];null;IF((([.$E$4]+2*[.$B$3]+[.$E$5]+[.$E$6])-[.A39]*(1+2*COS([.$L$3])))/(1-2*COS([.$L$3]))&gt;[.$D$10];null;[.A39]))" office:value-type="float" office:value="1.08631434988042" calcext:value-type="float">
            <text:p>1.0863143499</text:p>
          </table:table-cell>
          <table:table-cell table:formula="of:=(([.$E$4]+2*[.$B$3]+[.$E$5]+[.$E$6])-[.C39]*(1+2*COS([.$L$3])))/(1-2*COS([.$L$3]))" office:value-type="float" office:value="2.04543811662681" calcext:value-type="float">
            <text:p>2.0454381166</text:p>
          </table:table-cell>
          <table:table-cell table:formula="of:=IF([.A39]&lt;[.$B$10];null;IF(3*[.A39]-2*[.$B$3]-[.$E$5]-[.$E$3]-[.$E$6]&gt;[.$D$10];null;[.A39]))" office:value-type="string" office:string-value="" calcext:value-type="error">
            <text:p>#NAME?</text:p>
          </table:table-cell>
          <table:table-cell table:formula="of:=3*[.E39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39]+[.$B$6]" office:value-type="float" office:value="1.11631434988042" calcext:value-type="float">
            <text:p>1.1163143499</text:p>
          </table:table-cell>
          <table:table-cell/>
          <table:table-cell table:formula="of:=IF([.A40]&lt;[.$B$10];null;IF((([.$E$4]+2*[.$B$3]+[.$E$5]+[.$E$6])-[.A40]*(1+2*COS([.$L$3])))/(1-2*COS([.$L$3]))&gt;[.$D$10];null;[.A40]))" office:value-type="float" office:value="1.11631434988042" calcext:value-type="float">
            <text:p>1.1163143499</text:p>
          </table:table-cell>
          <table:table-cell table:formula="of:=(([.$E$4]+2*[.$B$3]+[.$E$5]+[.$E$6])-[.C40]*(1+2*COS([.$L$3])))/(1-2*COS([.$L$3]))" office:value-type="float" office:value="2.05543811662681" calcext:value-type="float">
            <text:p>2.0554381166</text:p>
          </table:table-cell>
          <table:table-cell table:formula="of:=IF([.A40]&lt;[.$B$10];null;IF(3*[.A40]-2*[.$B$3]-[.$E$5]-[.$E$3]-[.$E$6]&gt;[.$D$10];null;[.A40]))" office:value-type="string" office:string-value="" calcext:value-type="error">
            <text:p>#NAME?</text:p>
          </table:table-cell>
          <table:table-cell table:formula="of:=3*[.E40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0]+[.$B$6]" office:value-type="float" office:value="1.14631434988042" calcext:value-type="float">
            <text:p>1.1463143499</text:p>
          </table:table-cell>
          <table:table-cell/>
          <table:table-cell table:formula="of:=IF([.A41]&lt;[.$B$10];null;IF((([.$E$4]+2*[.$B$3]+[.$E$5]+[.$E$6])-[.A41]*(1+2*COS([.$L$3])))/(1-2*COS([.$L$3]))&gt;[.$D$10];null;[.A41]))" office:value-type="float" office:value="1.14631434988042" calcext:value-type="float">
            <text:p>1.1463143499</text:p>
          </table:table-cell>
          <table:table-cell table:formula="of:=(([.$E$4]+2*[.$B$3]+[.$E$5]+[.$E$6])-[.C41]*(1+2*COS([.$L$3])))/(1-2*COS([.$L$3]))" office:value-type="float" office:value="2.06543811662681" calcext:value-type="float">
            <text:p>2.0654381166</text:p>
          </table:table-cell>
          <table:table-cell table:formula="of:=IF([.A41]&lt;[.$B$10];null;IF(3*[.A41]-2*[.$B$3]-[.$E$5]-[.$E$3]-[.$E$6]&gt;[.$D$10];null;[.A41]))" office:value-type="string" office:string-value="" calcext:value-type="error">
            <text:p>#NAME?</text:p>
          </table:table-cell>
          <table:table-cell table:formula="of:=3*[.E41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1]+[.$B$6]" office:value-type="float" office:value="1.17631434988042" calcext:value-type="float">
            <text:p>1.1763143499</text:p>
          </table:table-cell>
          <table:table-cell/>
          <table:table-cell table:formula="of:=IF([.A42]&lt;[.$B$10];null;IF((([.$E$4]+2*[.$B$3]+[.$E$5]+[.$E$6])-[.A42]*(1+2*COS([.$L$3])))/(1-2*COS([.$L$3]))&gt;[.$D$10];null;[.A42]))" office:value-type="float" office:value="1.17631434988042" calcext:value-type="float">
            <text:p>1.1763143499</text:p>
          </table:table-cell>
          <table:table-cell table:formula="of:=(([.$E$4]+2*[.$B$3]+[.$E$5]+[.$E$6])-[.C42]*(1+2*COS([.$L$3])))/(1-2*COS([.$L$3]))" office:value-type="float" office:value="2.07543811662681" calcext:value-type="float">
            <text:p>2.0754381166</text:p>
          </table:table-cell>
          <table:table-cell table:formula="of:=IF([.A42]&lt;[.$B$10];null;IF(3*[.A42]-2*[.$B$3]-[.$E$5]-[.$E$3]-[.$E$6]&gt;[.$D$10];null;[.A42]))" office:value-type="string" office:string-value="" calcext:value-type="error">
            <text:p>#NAME?</text:p>
          </table:table-cell>
          <table:table-cell table:formula="of:=3*[.E42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2]+[.$B$6]" office:value-type="float" office:value="1.20631434988042" calcext:value-type="float">
            <text:p>1.2063143499</text:p>
          </table:table-cell>
          <table:table-cell/>
          <table:table-cell table:formula="of:=IF([.A43]&lt;[.$B$10];null;IF((([.$E$4]+2*[.$B$3]+[.$E$5]+[.$E$6])-[.A43]*(1+2*COS([.$L$3])))/(1-2*COS([.$L$3]))&gt;[.$D$10];null;[.A43]))" office:value-type="float" office:value="1.20631434988042" calcext:value-type="float">
            <text:p>1.2063143499</text:p>
          </table:table-cell>
          <table:table-cell table:formula="of:=(([.$E$4]+2*[.$B$3]+[.$E$5]+[.$E$6])-[.C43]*(1+2*COS([.$L$3])))/(1-2*COS([.$L$3]))" office:value-type="float" office:value="2.08543811662681" calcext:value-type="float">
            <text:p>2.0854381166</text:p>
          </table:table-cell>
          <table:table-cell table:formula="of:=IF([.A43]&lt;[.$B$10];null;IF(3*[.A43]-2*[.$B$3]-[.$E$5]-[.$E$3]-[.$E$6]&gt;[.$D$10];null;[.A43]))" office:value-type="string" office:string-value="" calcext:value-type="error">
            <text:p>#NAME?</text:p>
          </table:table-cell>
          <table:table-cell table:formula="of:=3*[.E43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3]+[.$B$6]" office:value-type="float" office:value="1.23631434988042" calcext:value-type="float">
            <text:p>1.2363143499</text:p>
          </table:table-cell>
          <table:table-cell/>
          <table:table-cell table:formula="of:=IF([.A44]&lt;[.$B$10];null;IF((([.$E$4]+2*[.$B$3]+[.$E$5]+[.$E$6])-[.A44]*(1+2*COS([.$L$3])))/(1-2*COS([.$L$3]))&gt;[.$D$10];null;[.A44]))" office:value-type="float" office:value="1.23631434988042" calcext:value-type="float">
            <text:p>1.2363143499</text:p>
          </table:table-cell>
          <table:table-cell table:formula="of:=(([.$E$4]+2*[.$B$3]+[.$E$5]+[.$E$6])-[.C44]*(1+2*COS([.$L$3])))/(1-2*COS([.$L$3]))" office:value-type="float" office:value="2.09543811662681" calcext:value-type="float">
            <text:p>2.0954381166</text:p>
          </table:table-cell>
          <table:table-cell table:formula="of:=IF([.A44]&lt;[.$B$10];null;IF(3*[.A44]-2*[.$B$3]-[.$E$5]-[.$E$3]-[.$E$6]&gt;[.$D$10];null;[.A44]))" office:value-type="string" office:string-value="" calcext:value-type="error">
            <text:p>#NAME?</text:p>
          </table:table-cell>
          <table:table-cell table:formula="of:=3*[.E44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4]+[.$B$6]" office:value-type="float" office:value="1.26631434988042" calcext:value-type="float">
            <text:p>1.2663143499</text:p>
          </table:table-cell>
          <table:table-cell/>
          <table:table-cell table:formula="of:=IF([.A45]&lt;[.$B$10];null;IF((([.$E$4]+2*[.$B$3]+[.$E$5]+[.$E$6])-[.A45]*(1+2*COS([.$L$3])))/(1-2*COS([.$L$3]))&gt;[.$D$10];null;[.A45]))" office:value-type="float" office:value="1.26631434988042" calcext:value-type="float">
            <text:p>1.2663143499</text:p>
          </table:table-cell>
          <table:table-cell table:formula="of:=(([.$E$4]+2*[.$B$3]+[.$E$5]+[.$E$6])-[.C45]*(1+2*COS([.$L$3])))/(1-2*COS([.$L$3]))" office:value-type="float" office:value="2.10543811662681" calcext:value-type="float">
            <text:p>2.1054381166</text:p>
          </table:table-cell>
          <table:table-cell table:formula="of:=IF([.A45]&lt;[.$B$10];null;IF(3*[.A45]-2*[.$B$3]-[.$E$5]-[.$E$3]-[.$E$6]&gt;[.$D$10];null;[.A45]))" office:value-type="string" office:string-value="" calcext:value-type="error">
            <text:p>#NAME?</text:p>
          </table:table-cell>
          <table:table-cell table:formula="of:=3*[.E45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5]+[.$B$6]" office:value-type="float" office:value="1.29631434988042" calcext:value-type="float">
            <text:p>1.2963143499</text:p>
          </table:table-cell>
          <table:table-cell/>
          <table:table-cell table:formula="of:=IF([.A46]&lt;[.$B$10];null;IF((([.$E$4]+2*[.$B$3]+[.$E$5]+[.$E$6])-[.A46]*(1+2*COS([.$L$3])))/(1-2*COS([.$L$3]))&gt;[.$D$10];null;[.A46]))" office:value-type="float" office:value="1.29631434988042" calcext:value-type="float">
            <text:p>1.2963143499</text:p>
          </table:table-cell>
          <table:table-cell table:formula="of:=(([.$E$4]+2*[.$B$3]+[.$E$5]+[.$E$6])-[.C46]*(1+2*COS([.$L$3])))/(1-2*COS([.$L$3]))" office:value-type="float" office:value="2.11543811662681" calcext:value-type="float">
            <text:p>2.1154381166</text:p>
          </table:table-cell>
          <table:table-cell table:formula="of:=IF([.A46]&lt;[.$B$10];null;IF(3*[.A46]-2*[.$B$3]-[.$E$5]-[.$E$3]-[.$E$6]&gt;[.$D$10];null;[.A46]))" office:value-type="string" office:string-value="" calcext:value-type="error">
            <text:p>#NAME?</text:p>
          </table:table-cell>
          <table:table-cell table:formula="of:=3*[.E46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6]+[.$B$6]" office:value-type="float" office:value="1.32631434988042" calcext:value-type="float">
            <text:p>1.3263143499</text:p>
          </table:table-cell>
          <table:table-cell/>
          <table:table-cell table:formula="of:=IF([.A47]&lt;[.$B$10];null;IF((([.$E$4]+2*[.$B$3]+[.$E$5]+[.$E$6])-[.A47]*(1+2*COS([.$L$3])))/(1-2*COS([.$L$3]))&gt;[.$D$10];null;[.A47]))" office:value-type="float" office:value="1.32631434988042" calcext:value-type="float">
            <text:p>1.3263143499</text:p>
          </table:table-cell>
          <table:table-cell table:formula="of:=(([.$E$4]+2*[.$B$3]+[.$E$5]+[.$E$6])-[.C47]*(1+2*COS([.$L$3])))/(1-2*COS([.$L$3]))" office:value-type="float" office:value="2.12543811662681" calcext:value-type="float">
            <text:p>2.1254381166</text:p>
          </table:table-cell>
          <table:table-cell table:formula="of:=IF([.A47]&lt;[.$B$10];null;IF(3*[.A47]-2*[.$B$3]-[.$E$5]-[.$E$3]-[.$E$6]&gt;[.$D$10];null;[.A47]))" office:value-type="string" office:string-value="" calcext:value-type="error">
            <text:p>#NAME?</text:p>
          </table:table-cell>
          <table:table-cell table:formula="of:=3*[.E47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7]+[.$B$6]" office:value-type="float" office:value="1.35631434988042" calcext:value-type="float">
            <text:p>1.3563143499</text:p>
          </table:table-cell>
          <table:table-cell/>
          <table:table-cell table:formula="of:=IF([.A48]&lt;[.$B$10];null;IF((([.$E$4]+2*[.$B$3]+[.$E$5]+[.$E$6])-[.A48]*(1+2*COS([.$L$3])))/(1-2*COS([.$L$3]))&gt;[.$D$10];null;[.A48]))" office:value-type="float" office:value="1.35631434988042" calcext:value-type="float">
            <text:p>1.3563143499</text:p>
          </table:table-cell>
          <table:table-cell table:formula="of:=(([.$E$4]+2*[.$B$3]+[.$E$5]+[.$E$6])-[.C48]*(1+2*COS([.$L$3])))/(1-2*COS([.$L$3]))" office:value-type="float" office:value="2.13543811662681" calcext:value-type="float">
            <text:p>2.1354381166</text:p>
          </table:table-cell>
          <table:table-cell table:formula="of:=IF([.A48]&lt;[.$B$10];null;IF(3*[.A48]-2*[.$B$3]-[.$E$5]-[.$E$3]-[.$E$6]&gt;[.$D$10];null;[.A48]))" office:value-type="string" office:string-value="" calcext:value-type="error">
            <text:p>#NAME?</text:p>
          </table:table-cell>
          <table:table-cell table:formula="of:=3*[.E48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8]+[.$B$6]" office:value-type="float" office:value="1.38631434988042" calcext:value-type="float">
            <text:p>1.3863143499</text:p>
          </table:table-cell>
          <table:table-cell/>
          <table:table-cell table:formula="of:=IF([.A49]&lt;[.$B$10];null;IF((([.$E$4]+2*[.$B$3]+[.$E$5]+[.$E$6])-[.A49]*(1+2*COS([.$L$3])))/(1-2*COS([.$L$3]))&gt;[.$D$10];null;[.A49]))" office:value-type="float" office:value="1.38631434988042" calcext:value-type="float">
            <text:p>1.3863143499</text:p>
          </table:table-cell>
          <table:table-cell table:formula="of:=(([.$E$4]+2*[.$B$3]+[.$E$5]+[.$E$6])-[.C49]*(1+2*COS([.$L$3])))/(1-2*COS([.$L$3]))" office:value-type="float" office:value="2.14543811662681" calcext:value-type="float">
            <text:p>2.1454381166</text:p>
          </table:table-cell>
          <table:table-cell table:formula="of:=IF([.A49]&lt;[.$B$10];null;IF(3*[.A49]-2*[.$B$3]-[.$E$5]-[.$E$3]-[.$E$6]&gt;[.$D$10];null;[.A49]))" office:value-type="string" office:string-value="" calcext:value-type="error">
            <text:p>#NAME?</text:p>
          </table:table-cell>
          <table:table-cell table:formula="of:=3*[.E49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49]+[.$B$6]" office:value-type="float" office:value="1.41631434988042" calcext:value-type="float">
            <text:p>1.4163143499</text:p>
          </table:table-cell>
          <table:table-cell/>
          <table:table-cell table:formula="of:=IF([.A50]&lt;[.$B$10];null;IF((([.$E$4]+2*[.$B$3]+[.$E$5]+[.$E$6])-[.A50]*(1+2*COS([.$L$3])))/(1-2*COS([.$L$3]))&gt;[.$D$10];null;[.A50]))" office:value-type="float" office:value="1.41631434988042" calcext:value-type="float">
            <text:p>1.4163143499</text:p>
          </table:table-cell>
          <table:table-cell table:formula="of:=(([.$E$4]+2*[.$B$3]+[.$E$5]+[.$E$6])-[.C50]*(1+2*COS([.$L$3])))/(1-2*COS([.$L$3]))" office:value-type="float" office:value="2.15543811662681" calcext:value-type="float">
            <text:p>2.1554381166</text:p>
          </table:table-cell>
          <table:table-cell table:formula="of:=IF([.A50]&lt;[.$B$10];null;IF(3*[.A50]-2*[.$B$3]-[.$E$5]-[.$E$3]-[.$E$6]&gt;[.$D$10];null;[.A50]))" office:value-type="string" office:string-value="" calcext:value-type="error">
            <text:p>#NAME?</text:p>
          </table:table-cell>
          <table:table-cell table:formula="of:=3*[.E50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0]+[.$B$6]" office:value-type="float" office:value="1.44631434988042" calcext:value-type="float">
            <text:p>1.4463143499</text:p>
          </table:table-cell>
          <table:table-cell/>
          <table:table-cell table:formula="of:=IF([.A51]&lt;[.$B$10];null;IF((([.$E$4]+2*[.$B$3]+[.$E$5]+[.$E$6])-[.A51]*(1+2*COS([.$L$3])))/(1-2*COS([.$L$3]))&gt;[.$D$10];null;[.A51]))" office:value-type="float" office:value="1.44631434988042" calcext:value-type="float">
            <text:p>1.4463143499</text:p>
          </table:table-cell>
          <table:table-cell table:formula="of:=(([.$E$4]+2*[.$B$3]+[.$E$5]+[.$E$6])-[.C51]*(1+2*COS([.$L$3])))/(1-2*COS([.$L$3]))" office:value-type="float" office:value="2.16543811662681" calcext:value-type="float">
            <text:p>2.1654381166</text:p>
          </table:table-cell>
          <table:table-cell table:formula="of:=IF([.A51]&lt;[.$B$10];null;IF(3*[.A51]-2*[.$B$3]-[.$E$5]-[.$E$3]-[.$E$6]&gt;[.$D$10];null;[.A51]))" office:value-type="string" office:string-value="" calcext:value-type="error">
            <text:p>#NAME?</text:p>
          </table:table-cell>
          <table:table-cell table:formula="of:=3*[.E51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1]+[.$B$6]" office:value-type="float" office:value="1.47631434988042" calcext:value-type="float">
            <text:p>1.4763143499</text:p>
          </table:table-cell>
          <table:table-cell/>
          <table:table-cell table:formula="of:=IF([.A52]&lt;[.$B$10];null;IF((([.$E$4]+2*[.$B$3]+[.$E$5]+[.$E$6])-[.A52]*(1+2*COS([.$L$3])))/(1-2*COS([.$L$3]))&gt;[.$D$10];null;[.A52]))" office:value-type="string" office:string-value="" calcext:value-type="error">
            <text:p>#NAME?</text:p>
          </table:table-cell>
          <table:table-cell table:formula="of:=(([.$E$4]+2*[.$B$3]+[.$E$5]+[.$E$6])-[.C52]*(1+2*COS([.$L$3])))/(1-2*COS([.$L$3]))" office:value-type="string" office:string-value="" calcext:value-type="error">
            <text:p>#NAME?</text:p>
          </table:table-cell>
          <table:table-cell table:formula="of:=IF([.A52]&lt;[.$B$10];null;IF(3*[.A52]-2*[.$B$3]-[.$E$5]-[.$E$3]-[.$E$6]&gt;[.$D$10];null;[.A52]))" office:value-type="string" office:string-value="" calcext:value-type="error">
            <text:p>#NAME?</text:p>
          </table:table-cell>
          <table:table-cell table:formula="of:=3*[.E52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2]+[.$B$6]" office:value-type="float" office:value="1.50631434988042" calcext:value-type="float">
            <text:p>1.5063143499</text:p>
          </table:table-cell>
          <table:table-cell/>
          <table:table-cell table:formula="of:=IF([.A53]&lt;[.$B$10];null;IF((([.$E$4]+2*[.$B$3]+[.$E$5]+[.$E$6])-[.A53]*(1+2*COS([.$L$3])))/(1-2*COS([.$L$3]))&gt;[.$D$10];null;[.A53]))" office:value-type="string" office:string-value="" calcext:value-type="error">
            <text:p>#NAME?</text:p>
          </table:table-cell>
          <table:table-cell table:formula="of:=(([.$E$4]+2*[.$B$3]+[.$E$5]+[.$E$6])-[.C53]*(1+2*COS([.$L$3])))/(1-2*COS([.$L$3]))" office:value-type="string" office:string-value="" calcext:value-type="error">
            <text:p>#NAME?</text:p>
          </table:table-cell>
          <table:table-cell table:formula="of:=IF([.A53]&lt;[.$B$10];null;IF(3*[.A53]-2*[.$B$3]-[.$E$5]-[.$E$3]-[.$E$6]&gt;[.$D$10];null;[.A53]))" office:value-type="string" office:string-value="" calcext:value-type="error">
            <text:p>#NAME?</text:p>
          </table:table-cell>
          <table:table-cell table:formula="of:=3*[.E53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3]+[.$B$6]" office:value-type="float" office:value="1.53631434988042" calcext:value-type="float">
            <text:p>1.5363143499</text:p>
          </table:table-cell>
          <table:table-cell/>
          <table:table-cell table:formula="of:=IF([.A54]&lt;[.$B$10];null;IF((([.$E$4]+2*[.$B$3]+[.$E$5]+[.$E$6])-[.A54]*(1+2*COS([.$L$3])))/(1-2*COS([.$L$3]))&gt;[.$D$10];null;[.A54]))" office:value-type="string" office:string-value="" calcext:value-type="error">
            <text:p>#NAME?</text:p>
          </table:table-cell>
          <table:table-cell table:formula="of:=(([.$E$4]+2*[.$B$3]+[.$E$5]+[.$E$6])-[.C54]*(1+2*COS([.$L$3])))/(1-2*COS([.$L$3]))" office:value-type="string" office:string-value="" calcext:value-type="error">
            <text:p>#NAME?</text:p>
          </table:table-cell>
          <table:table-cell table:formula="of:=IF([.A54]&lt;[.$B$10];null;IF(3*[.A54]-2*[.$B$3]-[.$E$5]-[.$E$3]-[.$E$6]&gt;[.$D$10];null;[.A54]))" office:value-type="string" office:string-value="" calcext:value-type="error">
            <text:p>#NAME?</text:p>
          </table:table-cell>
          <table:table-cell table:formula="of:=3*[.E54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4]+[.$B$6]" office:value-type="float" office:value="1.56631434988042" calcext:value-type="float">
            <text:p>1.5663143499</text:p>
          </table:table-cell>
          <table:table-cell/>
          <table:table-cell table:formula="of:=IF([.A55]&lt;[.$B$10];null;IF((([.$E$4]+2*[.$B$3]+[.$E$5]+[.$E$6])-[.A55]*(1+2*COS([.$L$3])))/(1-2*COS([.$L$3]))&gt;[.$D$10];null;[.A55]))" office:value-type="string" office:string-value="" calcext:value-type="error">
            <text:p>#NAME?</text:p>
          </table:table-cell>
          <table:table-cell table:formula="of:=(([.$E$4]+2*[.$B$3]+[.$E$5]+[.$E$6])-[.C55]*(1+2*COS([.$L$3])))/(1-2*COS([.$L$3]))" office:value-type="string" office:string-value="" calcext:value-type="error">
            <text:p>#NAME?</text:p>
          </table:table-cell>
          <table:table-cell table:formula="of:=IF([.A55]&lt;[.$B$10];null;IF(3*[.A55]-2*[.$B$3]-[.$E$5]-[.$E$3]-[.$E$6]&gt;[.$D$10];null;[.A55]))" office:value-type="string" office:string-value="" calcext:value-type="error">
            <text:p>#NAME?</text:p>
          </table:table-cell>
          <table:table-cell table:formula="of:=3*[.E55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5]+[.$B$6]" office:value-type="float" office:value="1.59631434988042" calcext:value-type="float">
            <text:p>1.5963143499</text:p>
          </table:table-cell>
          <table:table-cell/>
          <table:table-cell table:formula="of:=IF([.A56]&lt;[.$B$10];null;IF((([.$E$4]+2*[.$B$3]+[.$E$5]+[.$E$6])-[.A56]*(1+2*COS([.$L$3])))/(1-2*COS([.$L$3]))&gt;[.$D$10];null;[.A56]))" office:value-type="string" office:string-value="" calcext:value-type="error">
            <text:p>#NAME?</text:p>
          </table:table-cell>
          <table:table-cell table:formula="of:=(([.$E$4]+2*[.$B$3]+[.$E$5]+[.$E$6])-[.C56]*(1+2*COS([.$L$3])))/(1-2*COS([.$L$3]))" office:value-type="string" office:string-value="" calcext:value-type="error">
            <text:p>#NAME?</text:p>
          </table:table-cell>
          <table:table-cell table:formula="of:=IF([.A56]&lt;[.$B$10];null;IF(3*[.A56]-2*[.$B$3]-[.$E$5]-[.$E$3]-[.$E$6]&gt;[.$D$10];null;[.A56]))" office:value-type="string" office:string-value="" calcext:value-type="error">
            <text:p>#NAME?</text:p>
          </table:table-cell>
          <table:table-cell table:formula="of:=3*[.E56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6]+[.$B$6]" office:value-type="float" office:value="1.62631434988042" calcext:value-type="float">
            <text:p>1.6263143499</text:p>
          </table:table-cell>
          <table:table-cell/>
          <table:table-cell table:formula="of:=IF([.A57]&lt;[.$B$10];null;IF((([.$E$4]+2*[.$B$3]+[.$E$5]+[.$E$6])-[.A57]*(1+2*COS([.$L$3])))/(1-2*COS([.$L$3]))&gt;[.$D$10];null;[.A57]))" office:value-type="string" office:string-value="" calcext:value-type="error">
            <text:p>#NAME?</text:p>
          </table:table-cell>
          <table:table-cell table:formula="of:=(([.$E$4]+2*[.$B$3]+[.$E$5]+[.$E$6])-[.C57]*(1+2*COS([.$L$3])))/(1-2*COS([.$L$3]))" office:value-type="string" office:string-value="" calcext:value-type="error">
            <text:p>#NAME?</text:p>
          </table:table-cell>
          <table:table-cell table:formula="of:=IF([.A57]&lt;[.$B$10];null;IF(3*[.A57]-2*[.$B$3]-[.$E$5]-[.$E$3]-[.$E$6]&gt;[.$D$10];null;[.A57]))" office:value-type="string" office:string-value="" calcext:value-type="error">
            <text:p>#NAME?</text:p>
          </table:table-cell>
          <table:table-cell table:formula="of:=3*[.E57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7]+[.$B$6]" office:value-type="float" office:value="1.65631434988042" calcext:value-type="float">
            <text:p>1.6563143499</text:p>
          </table:table-cell>
          <table:table-cell/>
          <table:table-cell table:formula="of:=IF([.A58]&lt;[.$B$10];null;IF((([.$E$4]+2*[.$B$3]+[.$E$5]+[.$E$6])-[.A58]*(1+2*COS([.$L$3])))/(1-2*COS([.$L$3]))&gt;[.$D$10];null;[.A58]))" office:value-type="string" office:string-value="" calcext:value-type="error">
            <text:p>#NAME?</text:p>
          </table:table-cell>
          <table:table-cell table:formula="of:=(([.$E$4]+2*[.$B$3]+[.$E$5]+[.$E$6])-[.C58]*(1+2*COS([.$L$3])))/(1-2*COS([.$L$3]))" office:value-type="string" office:string-value="" calcext:value-type="error">
            <text:p>#NAME?</text:p>
          </table:table-cell>
          <table:table-cell table:formula="of:=IF([.A58]&lt;[.$B$10];null;IF(3*[.A58]-2*[.$B$3]-[.$E$5]-[.$E$3]-[.$E$6]&gt;[.$D$10];null;[.A58]))" office:value-type="string" office:string-value="" calcext:value-type="error">
            <text:p>#NAME?</text:p>
          </table:table-cell>
          <table:table-cell table:formula="of:=3*[.E58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8]+[.$B$6]" office:value-type="float" office:value="1.68631434988042" calcext:value-type="float">
            <text:p>1.6863143499</text:p>
          </table:table-cell>
          <table:table-cell/>
          <table:table-cell table:formula="of:=IF([.A59]&lt;[.$B$10];null;IF((([.$E$4]+2*[.$B$3]+[.$E$5]+[.$E$6])-[.A59]*(1+2*COS([.$L$3])))/(1-2*COS([.$L$3]))&gt;[.$D$10];null;[.A59]))" office:value-type="string" office:string-value="" calcext:value-type="error">
            <text:p>#NAME?</text:p>
          </table:table-cell>
          <table:table-cell table:formula="of:=(([.$E$4]+2*[.$B$3]+[.$E$5]+[.$E$6])-[.C59]*(1+2*COS([.$L$3])))/(1-2*COS([.$L$3]))" office:value-type="string" office:string-value="" calcext:value-type="error">
            <text:p>#NAME?</text:p>
          </table:table-cell>
          <table:table-cell table:formula="of:=IF([.A59]&lt;[.$B$10];null;IF(3*[.A59]-2*[.$B$3]-[.$E$5]-[.$E$3]-[.$E$6]&gt;[.$D$10];null;[.A59]))" office:value-type="string" office:string-value="" calcext:value-type="error">
            <text:p>#NAME?</text:p>
          </table:table-cell>
          <table:table-cell table:formula="of:=3*[.E59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59]+[.$B$6]" office:value-type="float" office:value="1.71631434988042" calcext:value-type="float">
            <text:p>1.7163143499</text:p>
          </table:table-cell>
          <table:table-cell/>
          <table:table-cell table:formula="of:=IF([.A60]&lt;[.$B$10];null;IF((([.$E$4]+2*[.$B$3]+[.$E$5]+[.$E$6])-[.A60]*(1+2*COS([.$L$3])))/(1-2*COS([.$L$3]))&gt;[.$D$10];null;[.A60]))" office:value-type="string" office:string-value="" calcext:value-type="error">
            <text:p>#NAME?</text:p>
          </table:table-cell>
          <table:table-cell table:formula="of:=(([.$E$4]+2*[.$B$3]+[.$E$5]+[.$E$6])-[.C60]*(1+2*COS([.$L$3])))/(1-2*COS([.$L$3]))" office:value-type="string" office:string-value="" calcext:value-type="error">
            <text:p>#NAME?</text:p>
          </table:table-cell>
          <table:table-cell table:formula="of:=IF([.A60]&lt;[.$B$10];null;IF(3*[.A60]-2*[.$B$3]-[.$E$5]-[.$E$3]-[.$E$6]&gt;[.$D$10];null;[.A60]))" office:value-type="string" office:string-value="" calcext:value-type="error">
            <text:p>#NAME?</text:p>
          </table:table-cell>
          <table:table-cell table:formula="of:=3*[.E60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0]+[.$B$6]" office:value-type="float" office:value="1.74631434988042" calcext:value-type="float">
            <text:p>1.7463143499</text:p>
          </table:table-cell>
          <table:table-cell/>
          <table:table-cell table:formula="of:=IF([.A61]&lt;[.$B$10];null;IF((([.$E$4]+2*[.$B$3]+[.$E$5]+[.$E$6])-[.A61]*(1+2*COS([.$L$3])))/(1-2*COS([.$L$3]))&gt;[.$D$10];null;[.A61]))" office:value-type="string" office:string-value="" calcext:value-type="error">
            <text:p>#NAME?</text:p>
          </table:table-cell>
          <table:table-cell table:formula="of:=(([.$E$4]+2*[.$B$3]+[.$E$5]+[.$E$6])-[.C61]*(1+2*COS([.$L$3])))/(1-2*COS([.$L$3]))" office:value-type="string" office:string-value="" calcext:value-type="error">
            <text:p>#NAME?</text:p>
          </table:table-cell>
          <table:table-cell table:formula="of:=IF([.A61]&lt;[.$B$10];null;IF(3*[.A61]-2*[.$B$3]-[.$E$5]-[.$E$3]-[.$E$6]&gt;[.$D$10];null;[.A61]))" office:value-type="string" office:string-value="" calcext:value-type="error">
            <text:p>#NAME?</text:p>
          </table:table-cell>
          <table:table-cell table:formula="of:=3*[.E61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1]+[.$B$6]" office:value-type="float" office:value="1.77631434988042" calcext:value-type="float">
            <text:p>1.7763143499</text:p>
          </table:table-cell>
          <table:table-cell/>
          <table:table-cell table:formula="of:=IF([.A62]&lt;[.$B$10];null;IF((([.$E$4]+2*[.$B$3]+[.$E$5]+[.$E$6])-[.A62]*(1+2*COS([.$L$3])))/(1-2*COS([.$L$3]))&gt;[.$D$10];null;[.A62]))" office:value-type="string" office:string-value="" calcext:value-type="error">
            <text:p>#NAME?</text:p>
          </table:table-cell>
          <table:table-cell table:formula="of:=(([.$E$4]+2*[.$B$3]+[.$E$5]+[.$E$6])-[.C62]*(1+2*COS([.$L$3])))/(1-2*COS([.$L$3]))" office:value-type="string" office:string-value="" calcext:value-type="error">
            <text:p>#NAME?</text:p>
          </table:table-cell>
          <table:table-cell table:formula="of:=IF([.A62]&lt;[.$B$10];null;IF(3*[.A62]-2*[.$B$3]-[.$E$5]-[.$E$3]-[.$E$6]&gt;[.$D$10];null;[.A62]))" office:value-type="string" office:string-value="" calcext:value-type="error">
            <text:p>#NAME?</text:p>
          </table:table-cell>
          <table:table-cell table:formula="of:=3*[.E62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2]+[.$B$6]" office:value-type="float" office:value="1.80631434988042" calcext:value-type="float">
            <text:p>1.8063143499</text:p>
          </table:table-cell>
          <table:table-cell/>
          <table:table-cell table:formula="of:=IF([.A63]&lt;[.$B$10];null;IF((([.$E$4]+2*[.$B$3]+[.$E$5]+[.$E$6])-[.A63]*(1+2*COS([.$L$3])))/(1-2*COS([.$L$3]))&gt;[.$D$10];null;[.A63]))" office:value-type="string" office:string-value="" calcext:value-type="error">
            <text:p>#NAME?</text:p>
          </table:table-cell>
          <table:table-cell table:formula="of:=(([.$E$4]+2*[.$B$3]+[.$E$5]+[.$E$6])-[.C63]*(1+2*COS([.$L$3])))/(1-2*COS([.$L$3]))" office:value-type="string" office:string-value="" calcext:value-type="error">
            <text:p>#NAME?</text:p>
          </table:table-cell>
          <table:table-cell table:formula="of:=IF([.A63]&lt;[.$B$10];null;IF(3*[.A63]-2*[.$B$3]-[.$E$5]-[.$E$3]-[.$E$6]&gt;[.$D$10];null;[.A63]))" office:value-type="string" office:string-value="" calcext:value-type="error">
            <text:p>#NAME?</text:p>
          </table:table-cell>
          <table:table-cell table:formula="of:=3*[.E63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3]+[.$B$6]" office:value-type="float" office:value="1.83631434988042" calcext:value-type="float">
            <text:p>1.8363143499</text:p>
          </table:table-cell>
          <table:table-cell/>
          <table:table-cell table:formula="of:=IF([.A64]&lt;[.$B$10];null;IF((([.$E$4]+2*[.$B$3]+[.$E$5]+[.$E$6])-[.A64]*(1+2*COS([.$L$3])))/(1-2*COS([.$L$3]))&gt;[.$D$10];null;[.A64]))" office:value-type="string" office:string-value="" calcext:value-type="error">
            <text:p>#NAME?</text:p>
          </table:table-cell>
          <table:table-cell table:formula="of:=(([.$E$4]+2*[.$B$3]+[.$E$5]+[.$E$6])-[.C64]*(1+2*COS([.$L$3])))/(1-2*COS([.$L$3]))" office:value-type="string" office:string-value="" calcext:value-type="error">
            <text:p>#NAME?</text:p>
          </table:table-cell>
          <table:table-cell table:formula="of:=IF([.A64]&lt;[.$B$10];null;IF(3*[.A64]-2*[.$B$3]-[.$E$5]-[.$E$3]-[.$E$6]&gt;[.$D$10];null;[.A64]))" office:value-type="string" office:string-value="" calcext:value-type="error">
            <text:p>#NAME?</text:p>
          </table:table-cell>
          <table:table-cell table:formula="of:=3*[.E64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4]+[.$B$6]" office:value-type="float" office:value="1.86631434988042" calcext:value-type="float">
            <text:p>1.8663143499</text:p>
          </table:table-cell>
          <table:table-cell/>
          <table:table-cell table:formula="of:=IF([.A65]&lt;[.$B$10];null;IF((([.$E$4]+2*[.$B$3]+[.$E$5]+[.$E$6])-[.A65]*(1+2*COS([.$L$3])))/(1-2*COS([.$L$3]))&gt;[.$D$10];null;[.A65]))" office:value-type="string" office:string-value="" calcext:value-type="error">
            <text:p>#NAME?</text:p>
          </table:table-cell>
          <table:table-cell table:formula="of:=(([.$E$4]+2*[.$B$3]+[.$E$5]+[.$E$6])-[.C65]*(1+2*COS([.$L$3])))/(1-2*COS([.$L$3]))" office:value-type="string" office:string-value="" calcext:value-type="error">
            <text:p>#NAME?</text:p>
          </table:table-cell>
          <table:table-cell table:formula="of:=IF([.A65]&lt;[.$B$10];null;IF(3*[.A65]-2*[.$B$3]-[.$E$5]-[.$E$3]-[.$E$6]&gt;[.$D$10];null;[.A65]))" office:value-type="string" office:string-value="" calcext:value-type="error">
            <text:p>#NAME?</text:p>
          </table:table-cell>
          <table:table-cell table:formula="of:=3*[.E65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5]+[.$B$6]" office:value-type="float" office:value="1.89631434988042" calcext:value-type="float">
            <text:p>1.8963143499</text:p>
          </table:table-cell>
          <table:table-cell/>
          <table:table-cell table:formula="of:=IF([.A66]&lt;[.$B$10];null;IF((([.$E$4]+2*[.$B$3]+[.$E$5]+[.$E$6])-[.A66]*(1+2*COS([.$L$3])))/(1-2*COS([.$L$3]))&gt;[.$D$10];null;[.A66]))" office:value-type="string" office:string-value="" calcext:value-type="error">
            <text:p>#NAME?</text:p>
          </table:table-cell>
          <table:table-cell table:formula="of:=(([.$E$4]+2*[.$B$3]+[.$E$5]+[.$E$6])-[.C66]*(1+2*COS([.$L$3])))/(1-2*COS([.$L$3]))" office:value-type="string" office:string-value="" calcext:value-type="error">
            <text:p>#NAME?</text:p>
          </table:table-cell>
          <table:table-cell table:formula="of:=IF([.A66]&lt;[.$B$10];null;IF(3*[.A66]-2*[.$B$3]-[.$E$5]-[.$E$3]-[.$E$6]&gt;[.$D$10];null;[.A66]))" office:value-type="string" office:string-value="" calcext:value-type="error">
            <text:p>#NAME?</text:p>
          </table:table-cell>
          <table:table-cell table:formula="of:=3*[.E66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6]+[.$B$6]" office:value-type="float" office:value="1.92631434988042" calcext:value-type="float">
            <text:p>1.9263143499</text:p>
          </table:table-cell>
          <table:table-cell/>
          <table:table-cell table:formula="of:=IF([.A67]&lt;[.$B$10];null;IF((([.$E$4]+2*[.$B$3]+[.$E$5]+[.$E$6])-[.A67]*(1+2*COS([.$L$3])))/(1-2*COS([.$L$3]))&gt;[.$D$10];null;[.A67]))" office:value-type="string" office:string-value="" calcext:value-type="error">
            <text:p>#NAME?</text:p>
          </table:table-cell>
          <table:table-cell table:formula="of:=(([.$E$4]+2*[.$B$3]+[.$E$5]+[.$E$6])-[.C67]*(1+2*COS([.$L$3])))/(1-2*COS([.$L$3]))" office:value-type="string" office:string-value="" calcext:value-type="error">
            <text:p>#NAME?</text:p>
          </table:table-cell>
          <table:table-cell table:formula="of:=IF([.A67]&lt;[.$B$10];null;IF(3*[.A67]-2*[.$B$3]-[.$E$5]-[.$E$3]-[.$E$6]&gt;[.$D$10];null;[.A67]))" office:value-type="string" office:string-value="" calcext:value-type="error">
            <text:p>#NAME?</text:p>
          </table:table-cell>
          <table:table-cell table:formula="of:=3*[.E67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7]+[.$B$6]" office:value-type="float" office:value="1.95631434988042" calcext:value-type="float">
            <text:p>1.9563143499</text:p>
          </table:table-cell>
          <table:table-cell/>
          <table:table-cell table:formula="of:=IF([.A68]&lt;[.$B$10];null;IF((([.$E$4]+2*[.$B$3]+[.$E$5]+[.$E$6])-[.A68]*(1+2*COS([.$L$3])))/(1-2*COS([.$L$3]))&gt;[.$D$10];null;[.A68]))" office:value-type="string" office:string-value="" calcext:value-type="error">
            <text:p>#NAME?</text:p>
          </table:table-cell>
          <table:table-cell table:formula="of:=(([.$E$4]+2*[.$B$3]+[.$E$5]+[.$E$6])-[.C68]*(1+2*COS([.$L$3])))/(1-2*COS([.$L$3]))" office:value-type="string" office:string-value="" calcext:value-type="error">
            <text:p>#NAME?</text:p>
          </table:table-cell>
          <table:table-cell table:formula="of:=IF([.A68]&lt;[.$B$10];null;IF(3*[.A68]-2*[.$B$3]-[.$E$5]-[.$E$3]-[.$E$6]&gt;[.$D$10];null;[.A68]))" office:value-type="string" office:string-value="" calcext:value-type="error">
            <text:p>#NAME?</text:p>
          </table:table-cell>
          <table:table-cell table:formula="of:=3*[.E68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8]+[.$B$6]" office:value-type="float" office:value="1.98631434988042" calcext:value-type="float">
            <text:p>1.9863143499</text:p>
          </table:table-cell>
          <table:table-cell/>
          <table:table-cell table:formula="of:=IF([.A69]&lt;[.$B$10];null;IF((([.$E$4]+2*[.$B$3]+[.$E$5]+[.$E$6])-[.A69]*(1+2*COS([.$L$3])))/(1-2*COS([.$L$3]))&gt;[.$D$10];null;[.A69]))" office:value-type="string" office:string-value="" calcext:value-type="error">
            <text:p>#NAME?</text:p>
          </table:table-cell>
          <table:table-cell table:formula="of:=(([.$E$4]+2*[.$B$3]+[.$E$5]+[.$E$6])-[.C69]*(1+2*COS([.$L$3])))/(1-2*COS([.$L$3]))" office:value-type="string" office:string-value="" calcext:value-type="error">
            <text:p>#NAME?</text:p>
          </table:table-cell>
          <table:table-cell table:formula="of:=IF([.A69]&lt;[.$B$10];null;IF(3*[.A69]-2*[.$B$3]-[.$E$5]-[.$E$3]-[.$E$6]&gt;[.$D$10];null;[.A69]))" office:value-type="string" office:string-value="" calcext:value-type="error">
            <text:p>#NAME?</text:p>
          </table:table-cell>
          <table:table-cell table:formula="of:=3*[.E69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69]+[.$B$6]" office:value-type="float" office:value="2.01631434988042" calcext:value-type="float">
            <text:p>2.0163143499</text:p>
          </table:table-cell>
          <table:table-cell/>
          <table:table-cell table:formula="of:=IF([.A70]&lt;[.$B$10];null;IF((([.$E$4]+2*[.$B$3]+[.$E$5]+[.$E$6])-[.A70]*(1+2*COS([.$L$3])))/(1-2*COS([.$L$3]))&gt;[.$D$10];null;[.A70]))" office:value-type="string" office:string-value="" calcext:value-type="error">
            <text:p>#NAME?</text:p>
          </table:table-cell>
          <table:table-cell table:formula="of:=(([.$E$4]+2*[.$B$3]+[.$E$5]+[.$E$6])-[.C70]*(1+2*COS([.$L$3])))/(1-2*COS([.$L$3]))" office:value-type="string" office:string-value="" calcext:value-type="error">
            <text:p>#NAME?</text:p>
          </table:table-cell>
          <table:table-cell table:formula="of:=IF([.A70]&lt;[.$B$10];null;IF(3*[.A70]-2*[.$B$3]-[.$E$5]-[.$E$3]-[.$E$6]&gt;[.$D$10];null;[.A70]))" office:value-type="string" office:string-value="" calcext:value-type="error">
            <text:p>#NAME?</text:p>
          </table:table-cell>
          <table:table-cell table:formula="of:=3*[.E70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70]+[.$B$6]" office:value-type="float" office:value="2.04631434988042" calcext:value-type="float">
            <text:p>2.0463143499</text:p>
          </table:table-cell>
          <table:table-cell/>
          <table:table-cell table:formula="of:=IF([.A71]&lt;[.$B$10];null;IF((([.$E$4]+2*[.$B$3]+[.$E$5]+[.$E$6])-[.A71]*(1+2*COS([.$L$3])))/(1-2*COS([.$L$3]))&gt;[.$D$10];null;[.A71]))" office:value-type="string" office:string-value="" calcext:value-type="error">
            <text:p>#NAME?</text:p>
          </table:table-cell>
          <table:table-cell table:formula="of:=(([.$E$4]+2*[.$B$3]+[.$E$5]+[.$E$6])-[.C71]*(1+2*COS([.$L$3])))/(1-2*COS([.$L$3]))" office:value-type="string" office:string-value="" calcext:value-type="error">
            <text:p>#NAME?</text:p>
          </table:table-cell>
          <table:table-cell table:formula="of:=IF([.A71]&lt;[.$B$10];null;IF(3*[.A71]-2*[.$B$3]-[.$E$5]-[.$E$3]-[.$E$6]&gt;[.$D$10];null;[.A71]))" office:value-type="string" office:string-value="" calcext:value-type="error">
            <text:p>#NAME?</text:p>
          </table:table-cell>
          <table:table-cell table:formula="of:=3*[.E71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71]+[.$B$6]" office:value-type="float" office:value="2.07631434988042" calcext:value-type="float">
            <text:p>2.0763143499</text:p>
          </table:table-cell>
          <table:table-cell/>
          <table:table-cell table:formula="of:=IF([.A72]&lt;[.$B$10];null;IF((([.$E$4]+2*[.$B$3]+[.$E$5]+[.$E$6])-[.A72]*(1+2*COS([.$L$3])))/(1-2*COS([.$L$3]))&gt;[.$D$10];null;[.A72]))" office:value-type="string" office:string-value="" calcext:value-type="error">
            <text:p>#NAME?</text:p>
          </table:table-cell>
          <table:table-cell table:formula="of:=(([.$E$4]+2*[.$B$3]+[.$E$5]+[.$E$6])-[.C72]*(1+2*COS([.$L$3])))/(1-2*COS([.$L$3]))" office:value-type="string" office:string-value="" calcext:value-type="error">
            <text:p>#NAME?</text:p>
          </table:table-cell>
          <table:table-cell table:formula="of:=IF([.A72]&lt;[.$B$10];null;IF(3*[.A72]-2*[.$B$3]-[.$E$5]-[.$E$3]-[.$E$6]&gt;[.$D$10];null;[.A72]))" office:value-type="string" office:string-value="" calcext:value-type="error">
            <text:p>#NAME?</text:p>
          </table:table-cell>
          <table:table-cell table:formula="of:=3*[.E72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72]+[.$B$6]" office:value-type="float" office:value="2.10631434988042" calcext:value-type="float">
            <text:p>2.1063143499</text:p>
          </table:table-cell>
          <table:table-cell/>
          <table:table-cell table:formula="of:=IF([.A73]&lt;[.$B$10];null;IF((([.$E$4]+2*[.$B$3]+[.$E$5]+[.$E$6])-[.A73]*(1+2*COS([.$L$3])))/(1-2*COS([.$L$3]))&gt;[.$D$10];null;[.A73]))" office:value-type="string" office:string-value="" calcext:value-type="error">
            <text:p>#NAME?</text:p>
          </table:table-cell>
          <table:table-cell table:formula="of:=(([.$E$4]+2*[.$B$3]+[.$E$5]+[.$E$6])-[.C73]*(1+2*COS([.$L$3])))/(1-2*COS([.$L$3]))" office:value-type="string" office:string-value="" calcext:value-type="error">
            <text:p>#NAME?</text:p>
          </table:table-cell>
          <table:table-cell table:formula="of:=IF([.A73]&lt;[.$B$10];null;IF(3*[.A73]-2*[.$B$3]-[.$E$5]-[.$E$3]-[.$E$6]&gt;[.$D$10];null;[.A73]))" office:value-type="string" office:string-value="" calcext:value-type="error">
            <text:p>#NAME?</text:p>
          </table:table-cell>
          <table:table-cell table:formula="of:=3*[.E73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73]+[.$B$6]" office:value-type="float" office:value="2.13631434988042" calcext:value-type="float">
            <text:p>2.1363143499</text:p>
          </table:table-cell>
          <table:table-cell/>
          <table:table-cell table:formula="of:=IF([.A74]&lt;[.$B$10];null;IF((([.$E$4]+2*[.$B$3]+[.$E$5]+[.$E$6])-[.A74]*(1+2*COS([.$L$3])))/(1-2*COS([.$L$3]))&gt;[.$D$10];null;[.A74]))" office:value-type="string" office:string-value="" calcext:value-type="error">
            <text:p>#NAME?</text:p>
          </table:table-cell>
          <table:table-cell table:formula="of:=(([.$E$4]+2*[.$B$3]+[.$E$5]+[.$E$6])-[.C74]*(1+2*COS([.$L$3])))/(1-2*COS([.$L$3]))" office:value-type="string" office:string-value="" calcext:value-type="error">
            <text:p>#NAME?</text:p>
          </table:table-cell>
          <table:table-cell table:formula="of:=IF([.A74]&lt;[.$B$10];null;IF(3*[.A74]-2*[.$B$3]-[.$E$5]-[.$E$3]-[.$E$6]&gt;[.$D$10];null;[.A74]))" office:value-type="string" office:string-value="" calcext:value-type="error">
            <text:p>#NAME?</text:p>
          </table:table-cell>
          <table:table-cell table:formula="of:=3*[.E74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74]+[.$B$6]" office:value-type="float" office:value="2.16631434988042" calcext:value-type="float">
            <text:p>2.1663143499</text:p>
          </table:table-cell>
          <table:table-cell/>
          <table:table-cell table:formula="of:=IF([.A75]&lt;[.$B$10];null;IF((([.$E$4]+2*[.$B$3]+[.$E$5]+[.$E$6])-[.A75]*(1+2*COS([.$L$3])))/(1-2*COS([.$L$3]))&gt;[.$D$10];null;[.A75]))" office:value-type="string" office:string-value="" calcext:value-type="error">
            <text:p>#NAME?</text:p>
          </table:table-cell>
          <table:table-cell table:formula="of:=(([.$E$4]+2*[.$B$3]+[.$E$5]+[.$E$6])-[.C75]*(1+2*COS([.$L$3])))/(1-2*COS([.$L$3]))" office:value-type="string" office:string-value="" calcext:value-type="error">
            <text:p>#NAME?</text:p>
          </table:table-cell>
          <table:table-cell table:formula="of:=IF([.A75]&lt;[.$B$10];null;IF(3*[.A75]-2*[.$B$3]-[.$E$5]-[.$E$3]-[.$E$6]&gt;[.$D$10];null;[.A75]))" office:value-type="string" office:string-value="" calcext:value-type="error">
            <text:p>#NAME?</text:p>
          </table:table-cell>
          <table:table-cell table:formula="of:=3*[.E75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75]+[.$B$6]" office:value-type="float" office:value="2.19631434988042" calcext:value-type="float">
            <text:p>2.1963143499</text:p>
          </table:table-cell>
          <table:table-cell/>
          <table:table-cell table:formula="of:=IF([.A76]&lt;[.$B$10];null;IF((([.$E$4]+2*[.$B$3]+[.$E$5]+[.$E$6])-[.A76]*(1+2*COS([.$L$3])))/(1-2*COS([.$L$3]))&gt;[.$D$10];null;[.A76]))" office:value-type="string" office:string-value="" calcext:value-type="error">
            <text:p>#NAME?</text:p>
          </table:table-cell>
          <table:table-cell table:formula="of:=(([.$E$4]+2*[.$B$3]+[.$E$5]+[.$E$6])-[.C76]*(1+2*COS([.$L$3])))/(1-2*COS([.$L$3]))" office:value-type="string" office:string-value="" calcext:value-type="error">
            <text:p>#NAME?</text:p>
          </table:table-cell>
          <table:table-cell table:formula="of:=IF([.A76]&lt;[.$B$10];null;IF(3*[.A76]-2*[.$B$3]-[.$E$5]-[.$E$3]-[.$E$6]&gt;[.$D$10];null;[.A76]))" office:value-type="string" office:string-value="" calcext:value-type="error">
            <text:p>#NAME?</text:p>
          </table:table-cell>
          <table:table-cell table:formula="of:=3*[.E76]-2*[.$B$3]-[.$E$5]-[.$E$3]-[.$E$6]" office:value-type="string" office:string-value="" calcext:value-type="error">
            <text:p>#NAME?</text:p>
          </table:table-cell>
          <table:table-cell table:number-columns-repeated="18"/>
        </table:table-row>
        <table:table-row table:style-name="ro1">
          <table:table-cell table:formula="of:=[.A76]+[.$B$6]" office:value-type="float" office:value="2.22631434988042" calcext:value-type="float">
            <text:p>2.2263143499</text:p>
          </table:table-cell>
          <table:table-cell/>
          <table:table-cell table:formula="of:=IF([.A77]&lt;[.$B$10];null;IF((([.$E$4]+2*[.$B$3]+[.$E$5]+[.$E$6])-[.A77]*(1+2*COS([.$L$3])))/(1-2*COS([.$L$3]))&gt;[.$D$10];null;[.A77]))" office:value-type="string" office:string-value="" calcext:value-type="error">
            <text:p>#NAME?</text:p>
          </table:table-cell>
          <table:table-cell table:formula="of:=(([.$E$4]+2*[.$B$3]+[.$E$5]+[.$E$6])-[.C77]*(1+2*COS([.$L$3])))/(1-2*COS([.$L$3]))" office:value-type="string" office:string-value="" calcext:value-type="error">
            <text:p>#NAME?</text:p>
          </table:table-cell>
          <table:table-cell table:formula="of:=IF([.A77]&lt;[.$B$10];null;IF(3*[.A77]-2*[.$B$3]-[.$E$5]-[.$E$3]-[.$E$6]&gt;[.$D$10];null;[.A77]))" office:value-type="string" office:string-value="" calcext:value-type="error">
            <text:p>#NAME?</text:p>
          </table:table-cell>
          <table:table-cell table:formula="of:=3*[.E77]-2*[.$B$3]-[.$E$5]-[.$E$3]-[.$E$6]" office:value-type="string" office:string-value="" calcext:value-type="error">
            <text:p>#NAME?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2:05:00.766329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0:09:55.560203657</meta:creation-date>
    <dc:date>2017-05-15T13:44:44.134761620</dc:date>
    <meta:editing-duration>PT1H35M37S</meta:editing-duration>
    <meta:editing-cycles>11</meta:editing-cycles>
    <meta:generator>LibreOffice/5.1.6.2$Linux_X86_64 LibreOffice_project/10m0$Build-2</meta:generator>
    <meta:document-statistic meta:table-count="1" meta:cell-count="4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.3" chart:maximum="3" chart:origin="0" chart:interval-major="0.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856cm" svg:height="22.127cm" xlink:href=".." xlink:type="simple" chart:class="chart:scatter" chart:style-name="ch1">
        <chart:title svg:x="11.495cm" svg:y="0.578cm" chart:style-name="ch2">
          <text:p>Zobackogram</text:p>
        </chart:title>
        <chart:legend chart:legend-position="bottom" svg:x="3.793cm" svg:y="20.846cm" style:legend-expansion="wide" chart:style-name="ch3"/>
        <chart:plot-area chart:style-name="ch4" table:cell-range-address="Sheet1.W5:Sheet1.X6 Sheet1.W2:Sheet1.W2 Sheet1.Q14:Sheet1.Q14 Sheet1.R16:Sheet1.R17 Sheet1.N14:Sheet1.N14 Sheet1.O16:Sheet1.O17 Sheet1.T3:Sheet1.T3 Sheet1.U5:Sheet1.U6 Sheet1.Q8:Sheet1.Q8 Sheet1.R10:Sheet1.R11 Sheet1.N8:Sheet1.N8 Sheet1.O10:Sheet1.O11 Sheet1.Q3:Sheet1.Q3 Sheet1.R5:Sheet1.R6 Sheet1.N3:Sheet1.N3 Sheet1.O5:Sheet1.O6" chart:data-source-has-labels="row" svg:x="1.528cm" svg:y="1.799cm" svg:width="23.811cm" svg:height="17.624cm">
          <chartooo:coordinate-region svg:x="2.256cm" svg:y="1.799cm" svg:width="23.083cm" svg:height="16.977cm"/>
          <chart:axis chart:dimension="x" chart:name="primary-x" chart:style-name="ch5">
            <chart:title svg:x="12.463cm" svg:y="19.865cm" chart:style-name="ch6">
              <text:p>shmin (psi/ft)</text:p>
            </chart:title>
          </chart:axis>
          <chart:axis chart:dimension="y" chart:name="primary-y" chart:style-name="ch5">
            <chart:title svg:x="0.451cm" svg:y="11.687cm" chart:style-name="ch7">
              <text:p>sHMAX (psi/ft)</text:p>
            </chart:title>
          </chart:axis>
          <chart:series chart:style-name="ch8" chart:values-cell-range-address="Sheet1.X5:Sheet1.X6" chart:label-cell-address="Sheet1.W2:Sheet1.W2" chart:class="chart:scatter">
            <chart:domain table:cell-range-address="Sheet1.W5:Sheet1.W6"/>
            <chart:data-point chart:repeated="2"/>
          </chart:series>
          <chart:series chart:style-name="ch9" chart:values-cell-range-address="Sheet1.R16:Sheet1.R17" chart:label-cell-address="Sheet1.Q14:Sheet1.Q14" chart:class="chart:scatter">
            <chart:domain table:cell-range-address="Sheet1.Q16:Sheet1.Q17"/>
            <chart:data-point chart:repeated="2"/>
          </chart:series>
          <chart:series chart:style-name="ch10" chart:values-cell-range-address="Sheet1.O16:Sheet1.O17" chart:label-cell-address="Sheet1.N14:Sheet1.N14" chart:class="chart:scatter">
            <chart:domain table:cell-range-address="Sheet1.N16:Sheet1.N17"/>
            <chart:data-point chart:repeated="2"/>
          </chart:series>
          <chart:series chart:style-name="ch11" chart:values-cell-range-address="Sheet1.U5:Sheet1.U6" chart:label-cell-address="Sheet1.T3:Sheet1.T3" chart:class="chart:scatter">
            <chart:domain table:cell-range-address="Sheet1.T5:Sheet1.T6"/>
            <chart:data-point chart:repeated="2"/>
          </chart:series>
          <chart:series chart:style-name="ch12" chart:values-cell-range-address="Sheet1.R10:Sheet1.R11" chart:label-cell-address="Sheet1.Q8:Sheet1.Q8" chart:class="chart:scatter">
            <chart:domain table:cell-range-address="Sheet1.Q10:Sheet1.Q11"/>
            <chart:data-point chart:repeated="2"/>
          </chart:series>
          <chart:series chart:style-name="ch13" chart:values-cell-range-address="Sheet1.O10:Sheet1.O11" chart:label-cell-address="Sheet1.N8:Sheet1.N8" chart:class="chart:scatter">
            <chart:domain table:cell-range-address="Sheet1.N10:Sheet1.N11"/>
            <chart:data-point chart:repeated="2"/>
          </chart:series>
          <chart:series chart:style-name="ch14" chart:values-cell-range-address="Sheet1.R5:Sheet1.R6" chart:label-cell-address="Sheet1.Q3:Sheet1.Q3" chart:class="chart:scatter">
            <chart:domain table:cell-range-address="Sheet1.Q5:Sheet1.Q6"/>
            <chart:data-point chart:repeated="2"/>
          </chart:series>
          <chart:series chart:style-name="ch15" chart:values-cell-range-address="Sheet1.O5:Sheet1.O6" chart:label-cell-address="Sheet1.N3:Sheet1.N3" chart:class="chart:scatter">
            <chart:domain table:cell-range-address="Sheet1.N5:Sheet1.N6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hMin=ShMax</text:p>
                <draw:g>
                  <svg:desc>Sheet1.W2:Sheet1.W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Tensile Failure</text:p>
                <draw:g>
                  <svg:desc>Sheet1.Q14:Sheet1.Q1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Wellbore Breakout</text:p>
                <draw:g>
                  <svg:desc>Sheet1.N14:Sheet1.N14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SS ShMax Upper limit</text:p>
                <draw:g>
                  <svg:desc>Sheet1.T3:Sheet1.T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F ShMax Upper Limit</text:p>
                <draw:g>
                  <svg:desc>Sheet1.Q8:Sheet1.Q8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F ShMax Upper Limit</text:p>
                <draw:g>
                  <svg:desc>Sheet1.N8:Sheet1.N8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F shmin Lower Limit</text:p>
                <draw:g>
                  <svg:desc>Sheet1.Q3:Sheet1.Q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F Shmin Lower Limit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631434988042">
                <text:p>0.62631434988042</text:p>
                <draw:g>
                  <svg:desc>Sheet1.W5:Sheet1.W6</svg:desc>
                </draw:g>
              </table:table-cell>
              <table:table-cell office:value-type="float" office:value="0.62631434988042">
                <text:p>0.62631434988042</text:p>
                <draw:g>
                  <svg:desc>Sheet1.X5:Sheet1.X6</svg:desc>
                </draw:g>
              </table:table-cell>
              <table:table-cell office:value-type="float" office:value="0.62631434988042">
                <text:p>0.62631434988042</text:p>
                <draw:g>
                  <svg:desc>Sheet1.Q16:Sheet1.Q17</svg:desc>
                </draw:g>
              </table:table-cell>
              <table:table-cell office:value-type="float" office:value="0.828943049641261">
                <text:p>0.828943049641261</text:p>
                <draw:g>
                  <svg:desc>Sheet1.R16:Sheet1.R17</svg:desc>
                </draw:g>
              </table:table-cell>
              <table:table-cell office:value-type="float" office:value="0.62631434988042">
                <text:p>0.62631434988042</text:p>
                <draw:g>
                  <svg:desc>Sheet1.N16:Sheet1.N17</svg:desc>
                </draw:g>
              </table:table-cell>
              <table:table-cell office:value-type="float" office:value="1.89210478329347">
                <text:p>1.89210478329347</text:p>
                <draw:g>
                  <svg:desc>Sheet1.O16:Sheet1.O17</svg:desc>
                </draw:g>
              </table:table-cell>
              <table:table-cell office:value-type="float" office:value="0.62631434988042">
                <text:p>0.62631434988042</text:p>
                <draw:g>
                  <svg:desc>Sheet1.T5:Sheet1.T6</svg:desc>
                </draw:g>
              </table:table-cell>
              <table:table-cell office:value-type="float" office:value="1">
                <text:p>1</text:p>
                <draw:g>
                  <svg:desc>Sheet1.U5:Sheet1.U6</svg:desc>
                </draw:g>
              </table:table-cell>
              <table:table-cell office:value-type="float" office:value="1">
                <text:p>1</text:p>
                <draw:g>
                  <svg:desc>Sheet1.Q10:Sheet1.Q11</svg:desc>
                </draw:g>
              </table:table-cell>
              <table:table-cell office:value-type="float" office:value="2.16568565011958">
                <text:p>2.16568565011958</text:p>
                <draw:g>
                  <svg:desc>Sheet1.R10:Sheet1.R11</svg:desc>
                </draw:g>
              </table:table-cell>
              <table:table-cell office:value-type="float" office:value="0.62631434988042">
                <text:p>0.62631434988042</text:p>
                <draw:g>
                  <svg:desc>Sheet1.N10:Sheet1.N11</svg:desc>
                </draw:g>
              </table:table-cell>
              <table:table-cell office:value-type="float" office:value="1">
                <text:p>1</text:p>
                <draw:g>
                  <svg:desc>Sheet1.O10:Sheet1.O11</svg:desc>
                </draw:g>
              </table:table-cell>
              <table:table-cell office:value-type="float" office:value="1">
                <text:p>1</text:p>
                <draw:g>
                  <svg:desc>Sheet1.Q5:Sheet1.Q6</svg:desc>
                </draw:g>
              </table:table-cell>
              <table:table-cell office:value-type="float" office:value="1">
                <text:p>1</text:p>
                <draw:g>
                  <svg:desc>Sheet1.R5:Sheet1.R6</svg:desc>
                </draw:g>
              </table:table-cell>
              <table:table-cell office:value-type="float" office:value="0.62631434988042">
                <text:p>0.62631434988042</text:p>
                <draw:g>
                  <svg:desc>Sheet1.N5:Sheet1.N6</svg:desc>
                </draw:g>
              </table:table-cell>
              <table:table-cell office:value-type="float" office:value="0.62631434988042">
                <text:p>0.62631434988042</text:p>
                <draw:g>
                  <svg:desc>Sheet1.O5:Sheet1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6568565011958">
                <text:p>2.16568565011958</text:p>
              </table:table-cell>
              <table:table-cell office:value-type="float" office:value="2.16568565011958">
                <text:p>2.16568565011958</text:p>
              </table:table-cell>
              <table:table-cell office:value-type="float" office:value="2.16568565011958">
                <text:p>2.16568565011958</text:p>
              </table:table-cell>
              <table:table-cell office:value-type="float" office:value="5.44705695035874">
                <text:p>5.44705695035874</text:p>
              </table:table-cell>
              <table:table-cell office:value-type="float" office:value="2.16568565011958">
                <text:p>2.16568565011958</text:p>
              </table:table-cell>
              <table:table-cell office:value-type="float" office:value="2.40522855003986">
                <text:p>2.40522855003986</text:p>
              </table:table-cell>
              <table:table-cell office:value-type="float" office:value="1">
                <text:p>1</text:p>
              </table:table-cell>
              <table:table-cell office:value-type="float" office:value="2.16568565011958">
                <text:p>2.16568565011958</text:p>
              </table:table-cell>
              <table:table-cell office:value-type="float" office:value="2.16568565011958">
                <text:p>2.16568565011958</text:p>
              </table:table-cell>
              <table:table-cell office:value-type="float" office:value="2.16568565011958">
                <text:p>2.165685650119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16568565011958">
                <text:p>2.16568565011958</text:p>
              </table:table-cell>
              <table:table-cell office:value-type="float" office:value="0.62631434988042">
                <text:p>0.6263143498804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